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4.531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ro11" style:family="table-row">
      <style:table-row-properties style:row-height="4.316c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number:number-style style:name="N8000" number:language="es" number:country="ES">
      <number:number number:min-integer-digits="1"/>
    </number:number-style>
    <style:style style:name="ce1" style:family="table-cell" style:parent-style-name="Default">
      <style:table-cell-properties fo:border-bottom="0.088cm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2874a6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2" style:family="table-cell" style:parent-style-name="Default">
      <style:table-cell-properties fo:border-bottom="0.035cm solid #ffffff" fo:background-color="#2874a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ffffff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8000">
      <style:table-cell-properties fo:border-bottom="0.088cm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8000">
      <style:table-cell-properties fo:border-bottom="0.035cm solid #ffffff" style:diagonal-bl-tr="none" style:diagonal-tl-br="none" fo:background-color="transparent" fo:border-left="none" fo:border-right="none" style:rotation-align="none" fo:border-top="0.035cm solid 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8000">
      <style:table-cell-properties fo:border-bottom="0.035cm solid #ffffff" style:diagonal-bl-tr="none" style:diagonal-tl-br="none" fo:background-color="transparent" fo:border-left="none" fo:border-right="0.035cm solid #ffffff" style:rotation-align="none" fo:border-top="0.035cm solid 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at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9"/>
        <table:table-column table:style-name="co5" table:number-columns-repeated="2" table:default-cell-style-name="ce9"/>
        <table:table-column table:style-name="co6" table:number-columns-repeated="1017" table:default-cell-style-name="Default"/>
        <table:table-row table:style-name="ro1">
          <table:table-cell table:style-name="ce1" office:value-type="string" table:number-columns-spanned="7" table:number-rows-spanned="1">
            <text:p>INFORME TRIMESTRAL DE CONTRATOS MENORES</text:p>
          </table:table-cell>
          <table:covered-table-cell table:number-columns-repeated="6" table:style-name="ce6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>
            <text:p>ENTIDAD:</text:p>
          </table:table-cell>
          <table:table-cell table:style-name="ce7" office:value-type="string" table:number-columns-spanned="6" table:number-rows-spanned="1">
            <text:p>Junta de Gobierno Local del Ayuntamiento de Alicante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3">
          <table:table-cell table:style-name="ce2" office:value-type="string">
            <text:p>AÑO:</text:p>
          </table:table-cell>
          <table:table-cell table:style-name="ce7" office:value-type="float" office:value="2019" table:number-columns-spanned="6" table:number-rows-spanned="1">
            <text:p>2019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3">
          <table:table-cell table:style-name="ce2" office:value-type="string">
            <text:p>TRIMESTRE:</text:p>
          </table:table-cell>
          <table:table-cell table:style-name="ce7" office:value-type="string" table:number-columns-spanned="6" table:number-rows-spanned="1">
            <text:p>3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 table:number-columns-repeated="6"/>
          <table:table-cell table:style-name="ce12" office:value-type="string">
            <text:p>Informe generado el 15-10-2019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NIF<text:tab/></text:p>
          </table:table-cell>
          <table:table-cell table:style-name="ce3" office:value-type="string">
            <text:p>Adjudicatario<text:tab/></text:p>
          </table:table-cell>
          <table:table-cell table:style-name="ce3" office:value-type="string">
            <text:p>Expediente<text:tab/></text:p>
          </table:table-cell>
          <table:table-cell table:style-name="ce3" office:value-type="string">
            <text:p>Objeto del contrato<text:tab/></text:p>
          </table:table-cell>
          <table:table-cell table:style-name="ce3" office:value-type="string">
            <text:p>Fecha contrato<text:tab/></text:p>
          </table:table-cell>
          <table:table-cell table:style-name="ce3" office:value-type="string">
            <text:p>Precio sin impuestos<text:tab/></text:p>
          </table:table-cell>
          <table:table-cell table:style-name="ce3" office:value-type="string">
            <text:p>Precio con impuestos</text:p>
          </table:table-cell>
          <table:table-cell table:number-columns-repeated="1017"/>
        </table:table-row>
        <table:table-row table:style-name="ro4">
          <table:table-cell office:value-type="string">
            <text:p>B36795565</text:p>
          </table:table-cell>
          <table:table-cell office:value-type="string">
            <text:p>Academia Postal 3</text:p>
          </table:table-cell>
          <table:table-cell office:value-type="string">
            <text:p>M RH 6/19</text:p>
          </table:table-cell>
          <table:table-cell office:value-type="string">
            <text:p>Constituye el objeto del presente contrato la realización, diseño, elaboración de contenidos y materiales didácticos e impartición del curso de "Comunicación escrita eficaz", on line, a realizar del 30/9/19 al 31/10/19.</text:p>
          </table:table-cell>
          <table:table-cell office:value-type="string">
            <text:p>23-SEP-2019</text:p>
          </table:table-cell>
          <table:table-cell table:number-columns-repeated="2" office:value-type="string">
            <text:p>2.25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22597168J</text:p>
          </table:table-cell>
          <table:table-cell table:style-name="ce5" office:value-type="string">
            <text:p>ADRIAN BAGO GONZALEZ</text:p>
          </table:table-cell>
          <table:table-cell table:style-name="ce5" office:value-type="string">
            <text:p>M JU 2019/14051</text:p>
          </table:table-cell>
          <table:table-cell table:style-name="ce5" office:value-type="string">
            <text:p>Docencia taller comic y novela grafica julio 2019 en el claustro </text:p>
          </table:table-cell>
          <table:table-cell table:style-name="ce10" office:value-type="string">
            <text:p>09-AGO-2019</text:p>
          </table:table-cell>
          <table:table-cell table:number-columns-repeated="2" table:style-name="ce10" office:value-type="string">
            <text:p>765 €</text:p>
          </table:table-cell>
          <table:table-cell table:number-columns-repeated="1017"/>
        </table:table-row>
        <table:table-row table:style-name="ro5">
          <table:table-cell office:value-type="string">
            <text:p>G03410842</text:p>
          </table:table-cell>
          <table:table-cell office:value-type="string">
            <text:p>AKRA BARBARA RUGBY CLUB </text:p>
          </table:table-cell>
          <table:table-cell office:value-type="string">
            <text:p>M JU 2019/13205</text:p>
          </table:table-cell>
          <table:table-cell office:value-type="string">
            <text:p>colaboracion en jornadas disfruta el movimiento en ies cabo huerta 11/04/2019</text:p>
          </table:table-cell>
          <table:table-cell office:value-type="string">
            <text:p>01-AGO-2019</text:p>
          </table:table-cell>
          <table:table-cell table:number-columns-repeated="2" office:value-type="string">
            <text:p>5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G03410842</text:p>
          </table:table-cell>
          <table:table-cell table:style-name="ce5" office:value-type="string">
            <text:p>AKRA BARBARA RUGBY CLUB </text:p>
          </table:table-cell>
          <table:table-cell table:style-name="ce5" office:value-type="string">
            <text:p>M JU 2019/13206</text:p>
          </table:table-cell>
          <table:table-cell table:style-name="ce5" office:value-type="string">
            <text:p>colaboracion en jornadas disfruta el movimiento en es el pla 17 abril 2019</text:p>
          </table:table-cell>
          <table:table-cell table:style-name="ce10" office:value-type="string">
            <text:p>01-AGO-2019</text:p>
          </table:table-cell>
          <table:table-cell table:number-columns-repeated="2" table:style-name="ce10" office:value-type="string">
            <text:p>50 €</text:p>
          </table:table-cell>
          <table:table-cell table:number-columns-repeated="1017"/>
        </table:table-row>
        <table:table-row table:style-name="ro6">
          <table:table-cell office:value-type="string">
            <text:p>G03410842</text:p>
          </table:table-cell>
          <table:table-cell office:value-type="string">
            <text:p>AKRA BARBARA RUGBY CLUB </text:p>
          </table:table-cell>
          <table:table-cell office:value-type="string">
            <text:p>M JU 2019/13203</text:p>
          </table:table-cell>
          <table:table-cell office:value-type="string">
            <text:p>colaboracion en jornadas disfruta el movimiento en ies mare nostrum 28/3/2019<text:tab/></text:p>
          </table:table-cell>
          <table:table-cell office:value-type="string">
            <text:p>01-AGO-2019</text:p>
          </table:table-cell>
          <table:table-cell table:number-columns-repeated="2" office:value-type="string">
            <text:p>5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G03410842</text:p>
          </table:table-cell>
          <table:table-cell table:style-name="ce5" office:value-type="string">
            <text:p>AKRA BARBARA RUGBY CLUB </text:p>
          </table:table-cell>
          <table:table-cell table:style-name="ce5" office:value-type="string">
            <text:p>M JU 2019/13204</text:p>
          </table:table-cell>
          <table:table-cell table:style-name="ce5" office:value-type="string">
            <text:p>colaboración en jornadas disfruta el movimiento en ies san blas 4/04/2019</text:p>
          </table:table-cell>
          <table:table-cell table:style-name="ce10" office:value-type="string">
            <text:p>01-AGO-2019</text:p>
          </table:table-cell>
          <table:table-cell table:number-columns-repeated="2" table:style-name="ce10" office:value-type="string">
            <text:p>500 €</text:p>
          </table:table-cell>
          <table:table-cell table:number-columns-repeated="1017"/>
        </table:table-row>
        <table:table-row table:style-name="ro6">
          <table:table-cell office:value-type="string">
            <text:p>B53619524</text:p>
          </table:table-cell>
          <table:table-cell office:value-type="string">
            <text:p>AKRA SEÑAL, S.L.</text:p>
          </table:table-cell>
          <table:table-cell office:value-type="string">
            <text:p>M TT 4-19</text:p>
          </table:table-cell>
          <table:table-cell office:value-type="string">
            <text:p>Pegatinas actualización anual vados dependencias municipales. Agencia Local de desarrollo Económico y Social</text:p>
          </table:table-cell>
          <table:table-cell office:value-type="string">
            <text:p>05-JUL-2019</text:p>
          </table:table-cell>
          <table:table-cell office:value-type="string">
            <text:p>7,85 €</text:p>
          </table:table-cell>
          <table:table-cell office:value-type="string">
            <text:p>9,5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48317111E</text:p>
          </table:table-cell>
          <table:table-cell table:style-name="ce5" office:value-type="string">
            <text:p>Alejandro Tévar Toledo</text:p>
          </table:table-cell>
          <table:table-cell table:style-name="ce5" office:value-type="string">
            <text:p>cuct2019000053</text:p>
          </table:table-cell>
          <table:table-cell table:style-name="ce5" office:value-type="string">
            <text:p>Contrato con el grupo musical <text:s/>"Vera Green" el 8 de agosto de 2019 a las 21:30 horas. Lugar: Baluarte de la Mina del Castillo de Santa Bárbara. Programación estival "A la LLum del Castell. Verano 2019".</text:p>
          </table:table-cell>
          <table:table-cell table:style-name="ce10" office:value-type="string">
            <text:p>18-JUL-2019</text:p>
          </table:table-cell>
          <table:table-cell table:style-name="ce10" office:value-type="string">
            <text:p>661,16 €</text:p>
          </table:table-cell>
          <table:table-cell table:style-name="ce10" office:value-type="string">
            <text:p>800 €</text:p>
          </table:table-cell>
          <table:table-cell table:number-columns-repeated="1017"/>
        </table:table-row>
        <table:table-row table:style-name="ro8">
          <table:table-cell office:value-type="string">
            <text:p>52772174P</text:p>
          </table:table-cell>
          <table:table-cell office:value-type="string">
            <text:p>Ana Oliver Belmonte</text:p>
          </table:table-cell>
          <table:table-cell office:value-type="string">
            <text:p>M RH 2/19</text:p>
          </table:table-cell>
          <table:table-cell office:value-type="string">
            <text:p>Constituye el objeto del presente contrato la realización, diseño, elaboración de contenidos y materiales didácticos e impartición de un curso de "Información y atención al público. Habilidades profesionales", realización 24 y 26 septiembre y 1 y 3 octubre de 2019.<text:tab/></text:p>
          </table:table-cell>
          <table:table-cell office:value-type="string">
            <text:p>10-SEP-2019</text:p>
          </table:table-cell>
          <table:table-cell table:number-columns-repeated="2" office:value-type="string">
            <text:p>1.28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48341033R</text:p>
          </table:table-cell>
          <table:table-cell table:style-name="ce5" office:value-type="string">
            <text:p>Angel Cifuentes Menor</text:p>
          </table:table-cell>
          <table:table-cell table:style-name="ce5" office:value-type="string">
            <text:p>M SE 13/19</text:p>
          </table:table-cell>
          <table:table-cell table:style-name="ce5" office:value-type="string">
            <text:p>Cierre hidráulico, duplicado llave, tornillo rosca.</text:p>
          </table:table-cell>
          <table:table-cell table:style-name="ce10" office:value-type="string">
            <text:p>01-AGO-2019</text:p>
          </table:table-cell>
          <table:table-cell table:number-columns-repeated="2" table:style-name="ce10" office:value-type="string">
            <text:p>124,64 €</text:p>
          </table:table-cell>
          <table:table-cell table:number-columns-repeated="1017"/>
        </table:table-row>
        <table:table-row table:style-name="ro6">
          <table:table-cell office:value-type="string">
            <text:p>48577869Y</text:p>
          </table:table-cell>
          <table:table-cell office:value-type="string">
            <text:p>ANGELA GINER SIRVENT </text:p>
          </table:table-cell>
          <table:table-cell office:value-type="string">
            <text:p>MJ JU 2019/15780</text:p>
          </table:table-cell>
          <table:table-cell office:value-type="string">
            <text:p>taller baile flamenco en centro 14 martes y jueves del 7 de mayo al 13 de junio en c-14 unamuno </text:p>
          </table:table-cell>
          <table:table-cell office:value-type="string">
            <text:p>26-AGO-2019</text:p>
          </table:table-cell>
          <table:table-cell table:number-columns-repeated="2" office:value-type="string">
            <text:p>306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24467824E</text:p>
          </table:table-cell>
          <table:table-cell table:style-name="ce5" office:value-type="string">
            <text:p>ANTONIO GARCIA BLANCO</text:p>
          </table:table-cell>
          <table:table-cell table:style-name="ce5" office:value-type="string">
            <text:p>M IF 25/19</text:p>
          </table:table-cell>
          <table:table-cell table:style-name="ce5" office:value-type="string">
            <text:p>Reparación, saneado y repintado interior y exterior de los muros de la dependencia municipal del Centro Comunitario Rabasa</text:p>
          </table:table-cell>
          <table:table-cell table:style-name="ce10" office:value-type="string">
            <text:p>01-JUL-2019</text:p>
          </table:table-cell>
          <table:table-cell table:style-name="ce10" office:value-type="string">
            <text:p>4.018 €</text:p>
          </table:table-cell>
          <table:table-cell table:style-name="ce10" office:value-type="string">
            <text:p>4.861,78 €</text:p>
          </table:table-cell>
          <table:table-cell table:number-columns-repeated="1017"/>
        </table:table-row>
        <table:table-row table:style-name="ro6">
          <table:table-cell office:value-type="string">
            <text:p>24467824E</text:p>
          </table:table-cell>
          <table:table-cell office:value-type="string">
            <text:p>ANTONIO GARCIA BLANCO</text:p>
          </table:table-cell>
          <table:table-cell office:value-type="string">
            <text:p>M IF 3/19</text:p>
          </table:table-cell>
          <table:table-cell office:value-type="string">
            <text:p>Reparación, lijado, saneado y pintura de la carpintería de madera de la spuertas exteriores de la Plaza de Toros</text:p>
          </table:table-cell>
          <table:table-cell office:value-type="string">
            <text:p>08-JUL-2019</text:p>
          </table:table-cell>
          <table:table-cell office:value-type="string">
            <text:p>9.100 €</text:p>
          </table:table-cell>
          <table:table-cell office:value-type="string">
            <text:p>11.011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53378477</text:p>
          </table:table-cell>
          <table:table-cell table:style-name="ce5" office:value-type="string">
            <text:p>ARTE QUATRO VICTOR SL </text:p>
          </table:table-cell>
          <table:table-cell table:style-name="ce5" office:value-type="string">
            <text:p>M CO 3/19</text:p>
          </table:table-cell>
          <table:table-cell table:style-name="ce5" office:value-type="string">
            <text:p>Campaña publicitaria hogueras 2019</text:p>
          </table:table-cell>
          <table:table-cell table:style-name="ce10" office:value-type="string">
            <text:p>04-JUL-2019</text:p>
          </table:table-cell>
          <table:table-cell table:style-name="ce10" office:value-type="string">
            <text:p>500 €</text:p>
          </table:table-cell>
          <table:table-cell table:style-name="ce10" office:value-type="string">
            <text:p>605 €</text:p>
          </table:table-cell>
          <table:table-cell table:number-columns-repeated="1017"/>
        </table:table-row>
        <table:table-row table:style-name="ro5">
          <table:table-cell office:value-type="string">
            <text:p>B53378477</text:p>
          </table:table-cell>
          <table:table-cell office:value-type="string">
            <text:p>ARTE QUATRO VICTOR SL </text:p>
          </table:table-cell>
          <table:table-cell office:value-type="string">
            <text:p>M JU 2019/11891</text:p>
          </table:table-cell>
          <table:table-cell office:value-type="string">
            <text:p>Scroll alacanti tv campaña publicitaria por unas hogueras sin alcohol</text:p>
          </table:table-cell>
          <table:table-cell office:value-type="string">
            <text:p>31-JUL-2019</text:p>
          </table:table-cell>
          <table:table-cell office:value-type="string">
            <text:p>500 €</text:p>
          </table:table-cell>
          <table:table-cell office:value-type="string">
            <text:p>605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53245023</text:p>
          </table:table-cell>
          <table:table-cell table:style-name="ce5" office:value-type="string">
            <text:p>A.S.A. Ortoclinic, S.L.</text:p>
          </table:table-cell>
          <table:table-cell table:style-name="ce5" office:value-type="string">
            <text:p>M SM 14/09</text:p>
          </table:table-cell>
          <table:table-cell table:style-name="ce5" office:value-type="string">
            <text:p>Adquisición de diverso material sanitario</text:p>
          </table:table-cell>
          <table:table-cell table:style-name="ce10" office:value-type="string">
            <text:p>30-SEP-2019</text:p>
          </table:table-cell>
          <table:table-cell table:style-name="ce10" office:value-type="string">
            <text:p>90,99 €</text:p>
          </table:table-cell>
          <table:table-cell table:style-name="ce10" office:value-type="string">
            <text:p>100,09 €</text:p>
          </table:table-cell>
          <table:table-cell table:number-columns-repeated="1017"/>
        </table:table-row>
        <table:table-row table:style-name="ro3">
          <table:table-cell office:value-type="string">
            <text:p>B53245023</text:p>
          </table:table-cell>
          <table:table-cell office:value-type="string">
            <text:p>A.S.A. Ortoclinic, S.L.</text:p>
          </table:table-cell>
          <table:table-cell office:value-type="string">
            <text:p>M SM 7/19</text:p>
          </table:table-cell>
          <table:table-cell office:value-type="string">
            <text:p>Adquisición material sanitario</text:p>
          </table:table-cell>
          <table:table-cell office:value-type="string">
            <text:p>01-JUL-2019</text:p>
          </table:table-cell>
          <table:table-cell office:value-type="string">
            <text:p>59,56 €</text:p>
          </table:table-cell>
          <table:table-cell office:value-type="string">
            <text:p>68,97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G54302476</text:p>
          </table:table-cell>
          <table:table-cell table:style-name="ce5" office:value-type="string">
            <text:p>ASOCI ASPERGER ALICANTE</text:p>
          </table:table-cell>
          <table:table-cell table:style-name="ce5" office:value-type="string">
            <text:p>M JU 2019/11824</text:p>
          </table:table-cell>
          <table:table-cell table:style-name="ce5" office:value-type="string">
            <text:p>charlas asperger en ies de alicant los dias 15-17-22 de mayo y 13 y 14 de junio </text:p>
          </table:table-cell>
          <table:table-cell table:style-name="ce10" office:value-type="string">
            <text:p>31-JUL-2019</text:p>
          </table:table-cell>
          <table:table-cell table:number-columns-repeated="2" table:style-name="ce10" office:value-type="string">
            <text:p>400 €</text:p>
          </table:table-cell>
          <table:table-cell table:number-columns-repeated="1017"/>
        </table:table-row>
        <table:table-row table:style-name="ro5">
          <table:table-cell office:value-type="string">
            <text:p>G54893425</text:p>
          </table:table-cell>
          <table:table-cell office:value-type="string">
            <text:p>ASOCIACION ENDANZADOS </text:p>
          </table:table-cell>
          <table:table-cell office:value-type="string">
            <text:p>M JU 2019/13882</text:p>
          </table:table-cell>
          <table:table-cell office:value-type="string">
            <text:p>campamento urbano de danza y movimiento del 1 al 26 de julio</text:p>
          </table:table-cell>
          <table:table-cell office:value-type="string">
            <text:p>01-AGO-2019</text:p>
          </table:table-cell>
          <table:table-cell table:number-columns-repeated="2" office:value-type="string">
            <text:p>1.53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54702832</text:p>
          </table:table-cell>
          <table:table-cell table:style-name="ce5" office:value-type="string">
            <text:p>Asociación Va de Cuentos</text:p>
          </table:table-cell>
          <table:table-cell table:style-name="ce5" office:value-type="string">
            <text:p>M AS 059/19</text:p>
          </table:table-cell>
          <table:table-cell table:style-name="ce5" office:value-type="string">
            <text:p>Prestación del servicio de "Taller de acompañamiento emocional para familias consistente en actividades para favorecer y potenciar las habilidades propias de los menores", en el Centro Municipal Socioeducativo San Blas</text:p>
          </table:table-cell>
          <table:table-cell table:style-name="ce10" office:value-type="string">
            <text:p>13-SEP-2019</text:p>
          </table:table-cell>
          <table:table-cell table:number-columns-repeated="2" table:style-name="ce10" office:value-type="string">
            <text:p>1.120 €</text:p>
          </table:table-cell>
          <table:table-cell table:number-columns-repeated="1017"/>
        </table:table-row>
        <table:table-row table:style-name="ro6">
          <table:table-cell office:value-type="string">
            <text:p>B07012107</text:p>
          </table:table-cell>
          <table:table-cell office:value-type="string">
            <text:p>AVORIS RETAIL DIVISIÓN, SL</text:p>
          </table:table-cell>
          <table:table-cell office:value-type="string">
            <text:p>M NT 88/2019</text:p>
          </table:table-cell>
          <table:table-cell office:value-type="string">
            <text:p>Gastos tren y alojamiento en hotel ponente X Jornadas de Gobiernos Locales (Auxi Ureña)</text:p>
          </table:table-cell>
          <table:table-cell office:value-type="string">
            <text:p>02-SEP-2019</text:p>
          </table:table-cell>
          <table:table-cell office:value-type="string">
            <text:p>287,7 €</text:p>
          </table:table-cell>
          <table:table-cell office:value-type="string">
            <text:p>318,1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7012107</text:p>
          </table:table-cell>
          <table:table-cell table:style-name="ce5" office:value-type="string">
            <text:p>AVORIS RETAIL DIVISIÓN, SL</text:p>
          </table:table-cell>
          <table:table-cell table:style-name="ce5" office:value-type="string">
            <text:p>M NT 86/2019</text:p>
          </table:table-cell>
          <table:table-cell table:style-name="ce5" office:value-type="string">
            <text:p>Gastos tren y alojamiento hotel ponente X Jornadas Gobiernos Locales (Álvaro Anguix Alfaro)</text:p>
          </table:table-cell>
          <table:table-cell table:style-name="ce10" office:value-type="string">
            <text:p>17-SEP-2019</text:p>
          </table:table-cell>
          <table:table-cell table:style-name="ce10" office:value-type="string">
            <text:p>148,06 €</text:p>
          </table:table-cell>
          <table:table-cell table:style-name="ce10" office:value-type="string">
            <text:p>163,4 €</text:p>
          </table:table-cell>
          <table:table-cell table:number-columns-repeated="1017"/>
        </table:table-row>
        <table:table-row table:style-name="ro6">
          <table:table-cell office:value-type="string">
            <text:p>B41632332</text:p>
          </table:table-cell>
          <table:table-cell office:value-type="string">
            <text:p>AYTOS SOLUCIONES INFORMATICAS S.L.U.</text:p>
          </table:table-cell>
          <table:table-cell office:value-type="string">
            <text:p>M IN 3/19</text:p>
          </table:table-cell>
          <table:table-cell office:value-type="string">
            <text:p>Mto Accede Subvenciones, SICALWin, Contab Analítica,Firmadoc, del <text:s/>04 19 al 30 06 19 </text:p>
          </table:table-cell>
          <table:table-cell office:value-type="string">
            <text:p>02-JUL-2019</text:p>
          </table:table-cell>
          <table:table-cell office:value-type="string">
            <text:p>14.353,14 €</text:p>
          </table:table-cell>
          <table:table-cell office:value-type="string">
            <text:p>17.367,3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3648648</text:p>
          </table:table-cell>
          <table:table-cell table:style-name="ce5" office:value-type="string">
            <text:p>BENESIU Y CANTO S.L.</text:p>
          </table:table-cell>
          <table:table-cell table:style-name="ce5" office:value-type="string">
            <text:p>M IF 18/19</text:p>
          </table:table-cell>
          <table:table-cell table:style-name="ce5" office:value-type="string">
            <text:p>Servicio de reparación del equipo de aire acondiconado en el Centro Social nº 4 Gastón Castelló</text:p>
          </table:table-cell>
          <table:table-cell table:style-name="ce10" office:value-type="string">
            <text:p>18-SEP-2019</text:p>
          </table:table-cell>
          <table:table-cell table:style-name="ce10" office:value-type="string">
            <text:p>5.344,55 €</text:p>
          </table:table-cell>
          <table:table-cell table:style-name="ce10" office:value-type="string">
            <text:p>6.466,91 €</text:p>
          </table:table-cell>
          <table:table-cell table:number-columns-repeated="1017"/>
        </table:table-row>
        <table:table-row table:style-name="ro6">
          <table:table-cell office:value-type="string">
            <text:p>B53648648</text:p>
          </table:table-cell>
          <table:table-cell office:value-type="string">
            <text:p>BENESIU Y CANTO S.L.</text:p>
          </table:table-cell>
          <table:table-cell office:value-type="string">
            <text:p>M IF 17/19</text:p>
          </table:table-cell>
          <table:table-cell office:value-type="string">
            <text:p>Reparación de equipo de aire acondicionado del Museo de Arte Contemporáneo de Alicante</text:p>
          </table:table-cell>
          <table:table-cell office:value-type="string">
            <text:p>16-AGO-2019</text:p>
          </table:table-cell>
          <table:table-cell office:value-type="string">
            <text:p>5.376 €</text:p>
          </table:table-cell>
          <table:table-cell office:value-type="string">
            <text:p>6.504,96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3648648</text:p>
          </table:table-cell>
          <table:table-cell table:style-name="ce5" office:value-type="string">
            <text:p>BENESIU Y CANTO S.L.</text:p>
          </table:table-cell>
          <table:table-cell table:style-name="ce5" office:value-type="string">
            <text:p>M CO 12/19</text:p>
          </table:table-cell>
          <table:table-cell table:style-name="ce5" office:value-type="string">
            <text:p>Suministro y montaje unidad split bomba de calor inverte </text:p>
          </table:table-cell>
          <table:table-cell table:style-name="ce10" office:value-type="string">
            <text:p>11-SEP-2019</text:p>
          </table:table-cell>
          <table:table-cell table:style-name="ce10" office:value-type="string">
            <text:p>630 €</text:p>
          </table:table-cell>
          <table:table-cell table:style-name="ce10" office:value-type="string">
            <text:p>762,3 €</text:p>
          </table:table-cell>
          <table:table-cell table:number-columns-repeated="1017"/>
        </table:table-row>
        <table:table-row table:style-name="ro5">
          <table:table-cell office:value-type="string">
            <text:p>48623685Y</text:p>
          </table:table-cell>
          <table:table-cell office:value-type="string">
            <text:p>BORIS JAVIER RAMIREZ BARBA</text:p>
          </table:table-cell>
          <table:table-cell office:value-type="string">
            <text:p>M JU 2019/13877</text:p>
          </table:table-cell>
          <table:table-cell office:value-type="string">
            <text:p>taller de comic de la idea a la viñeta del 1 al 31 de julio </text:p>
          </table:table-cell>
          <table:table-cell office:value-type="string">
            <text:p>01-AGO-2019</text:p>
          </table:table-cell>
          <table:table-cell table:number-columns-repeated="2" office:value-type="string">
            <text:p>765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X7270771B</text:p>
          </table:table-cell>
          <table:table-cell table:style-name="ce5" office:value-type="string">
            <text:p>BRAHIM EL HABIBI DRAOUI</text:p>
          </table:table-cell>
          <table:table-cell table:style-name="ce5" office:value-type="string">
            <text:p>M JU 2019/15469</text:p>
          </table:table-cell>
          <table:table-cell table:style-name="ce5" office:value-type="string">
            <text:p>aula de acogida para el alumnado extranjero </text:p>
          </table:table-cell>
          <table:table-cell table:style-name="ce10" office:value-type="string">
            <text:p>20-AGO-2019</text:p>
          </table:table-cell>
          <table:table-cell table:number-columns-repeated="2" table:style-name="ce10" office:value-type="string">
            <text:p>1.306,81 €</text:p>
          </table:table-cell>
          <table:table-cell table:number-columns-repeated="1017"/>
        </table:table-row>
        <table:table-row table:style-name="ro9">
          <table:table-cell office:value-type="string">
            <text:p>B53251823</text:p>
          </table:table-cell>
          <table:table-cell office:value-type="string">
            <text:p>BRILOGIC DIGITAL S.L.</text:p>
          </table:table-cell>
          <table:table-cell office:value-type="string">
            <text:p>M ES 2/19</text:p>
          </table:table-cell>
          <table:table-cell office:value-type="string">
            <text:p>Comunicación mensual a todos los residentes en Alicante comunitarios y no comunitarios, de la obligación de confirmación para unos y de renovación para otros de su inscripción padronal. Comunicaciones que ascienden a 738 cartas en julio, 769 cartas en agosto y 679 en septiembre.</text:p>
          </table:table-cell>
          <table:table-cell office:value-type="string">
            <text:p>30-SEP-2019</text:p>
          </table:table-cell>
          <table:table-cell office:value-type="string">
            <text:p>97,94 €</text:p>
          </table:table-cell>
          <table:table-cell office:value-type="string">
            <text:p>118,51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28016970</text:p>
          </table:table-cell>
          <table:table-cell table:style-name="ce5" office:value-type="string">
            <text:p>CADENA SER</text:p>
          </table:table-cell>
          <table:table-cell table:style-name="ce5" office:value-type="string">
            <text:p>M CO 5/19</text:p>
          </table:table-cell>
          <table:table-cell table:style-name="ce5" office:value-type="string">
            <text:p>Campaña publicitaria hogueras 2019</text:p>
          </table:table-cell>
          <table:table-cell table:style-name="ce10" office:value-type="string">
            <text:p>05-JUL-2019</text:p>
          </table:table-cell>
          <table:table-cell table:style-name="ce10" office:value-type="string">
            <text:p>500 €</text:p>
          </table:table-cell>
          <table:table-cell table:style-name="ce10" office:value-type="string">
            <text:p>605 €</text:p>
          </table:table-cell>
          <table:table-cell table:number-columns-repeated="1017"/>
        </table:table-row>
        <table:table-row table:style-name="ro6">
          <table:table-cell office:value-type="string">
            <text:p>B28016970</text:p>
          </table:table-cell>
          <table:table-cell office:value-type="string">
            <text:p>CADENA SER</text:p>
          </table:table-cell>
          <table:table-cell office:value-type="string">
            <text:p>M JU 2019/12249</text:p>
          </table:table-cell>
          <table:table-cell office:value-type="string">
            <text:p>campaña de prevencion del consumo de alcohol en hogueras 2019 cuñas de radio cadena ser </text:p>
          </table:table-cell>
          <table:table-cell office:value-type="string">
            <text:p>31-JUL-2019</text:p>
          </table:table-cell>
          <table:table-cell office:value-type="string">
            <text:p>500 €</text:p>
          </table:table-cell>
          <table:table-cell office:value-type="string">
            <text:p>605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27477358V</text:p>
          </table:table-cell>
          <table:table-cell table:style-name="ce5" office:value-type="string">
            <text:p>Casa Miguel</text:p>
          </table:table-cell>
          <table:table-cell table:style-name="ce5" office:value-type="string">
            <text:p>M AS 038/19</text:p>
          </table:table-cell>
          <table:table-cell table:style-name="ce5" office:value-type="string">
            <text:p>Alojamiento temporal a las personas en situación de exclusión residencial, valorados y derivados por la Policía local, el Centro de Acogida para personas sin hogar y los Equipos Sociales de Base</text:p>
          </table:table-cell>
          <table:table-cell table:style-name="ce10" office:value-type="string">
            <text:p>02-AGO-2019</text:p>
          </table:table-cell>
          <table:table-cell table:style-name="ce10" office:value-type="string">
            <text:p>7.000 €</text:p>
          </table:table-cell>
          <table:table-cell table:style-name="ce10" office:value-type="string">
            <text:p>7.700 €</text:p>
          </table:table-cell>
          <table:table-cell table:number-columns-repeated="1017"/>
        </table:table-row>
        <table:table-row table:style-name="ro3">
          <table:table-cell office:value-type="string">
            <text:p>48304262F</text:p>
          </table:table-cell>
          <table:table-cell office:value-type="string">
            <text:p>Celia María Luz Rúiz</text:p>
          </table:table-cell>
          <table:table-cell office:value-type="string">
            <text:p>M SM 6/19</text:p>
          </table:table-cell>
          <table:table-cell office:value-type="string">
            <text:p>Adquisición productos farmacéuticos</text:p>
          </table:table-cell>
          <table:table-cell office:value-type="string">
            <text:p>15-JUL-2019</text:p>
          </table:table-cell>
          <table:table-cell office:value-type="string">
            <text:p>16,54 €</text:p>
          </table:table-cell>
          <table:table-cell office:value-type="string">
            <text:p>17,3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3519278</text:p>
          </table:table-cell>
          <table:table-cell table:style-name="ce5" office:value-type="string">
            <text:p>CERRAJERIA ARTISTICA A. BUENO, S.L.</text:p>
          </table:table-cell>
          <table:table-cell table:style-name="ce5" office:value-type="string">
            <text:p>M IF 16/19</text:p>
          </table:table-cell>
          <table:table-cell table:style-name="ce5" office:value-type="string">
            <text:p>Obras de refuerzo y reparación de mantenimiento ordinario de herrería y cerrajería en Polideportivo Vía Parque</text:p>
          </table:table-cell>
          <table:table-cell table:style-name="ce10" office:value-type="string">
            <text:p>09-SEP-2019</text:p>
          </table:table-cell>
          <table:table-cell table:style-name="ce10" office:value-type="string">
            <text:p>5.441 €</text:p>
          </table:table-cell>
          <table:table-cell table:style-name="ce10" office:value-type="string">
            <text:p>6.583,61 €</text:p>
          </table:table-cell>
          <table:table-cell table:number-columns-repeated="1017"/>
        </table:table-row>
        <table:table-row table:style-name="ro5">
          <table:table-cell office:value-type="string">
            <text:p>13078128Y</text:p>
          </table:table-cell>
          <table:table-cell office:value-type="string">
            <text:p>CÉSAR SANZ DÍEZ</text:p>
          </table:table-cell>
          <table:table-cell office:value-type="string">
            <text:p>M IF 27/19</text:p>
          </table:table-cell>
          <table:table-cell office:value-type="string">
            <text:p>Sustitucion de cierres antipánico de salidas de evacuación existentes en Mercado Babel</text:p>
          </table:table-cell>
          <table:table-cell office:value-type="string">
            <text:p>09-JUL-2019</text:p>
          </table:table-cell>
          <table:table-cell office:value-type="string">
            <text:p>3.900 €</text:p>
          </table:table-cell>
          <table:table-cell office:value-type="string">
            <text:p>4.719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3534327</text:p>
          </table:table-cell>
          <table:table-cell table:style-name="ce5" office:value-type="string">
            <text:p>Cilsa Libros</text:p>
          </table:table-cell>
          <table:table-cell table:style-name="ce5" office:value-type="string">
            <text:p>M SM 5/19</text:p>
          </table:table-cell>
          <table:table-cell table:style-name="ce5" office:value-type="string">
            <text:p>Bibliografía médica - Obstetricia y Genecología, guía de actuación 2013</text:p>
          </table:table-cell>
          <table:table-cell table:style-name="ce10" office:value-type="string">
            <text:p>05-AGO-2019</text:p>
          </table:table-cell>
          <table:table-cell table:style-name="ce10" office:value-type="string">
            <text:p>54,81 €</text:p>
          </table:table-cell>
          <table:table-cell table:style-name="ce10" office:value-type="string">
            <text:p>57 €</text:p>
          </table:table-cell>
          <table:table-cell table:number-columns-repeated="1017"/>
        </table:table-row>
        <table:table-row table:style-name="ro10">
          <table:table-cell office:value-type="string">
            <text:p>B54101514</text:p>
          </table:table-cell>
          <table:table-cell office:value-type="string">
            <text:p>CIVIL DE CONSTRUCCION MANTENIMIENTOS Y SERVICIOS, S.L.U. (PANDEA, S.L.)</text:p>
          </table:table-cell>
          <table:table-cell office:value-type="string">
            <text:p>M IF 5/19</text:p>
          </table:table-cell>
          <table:table-cell office:value-type="string">
            <text:p>Obras de reparación e impermeabilizacion de canalones de aguas pluviales y reposición de tejas cerámicas en el Centro Cultural Las Cigarreras</text:p>
          </table:table-cell>
          <table:table-cell office:value-type="string">
            <text:p>10-SEP-2019</text:p>
          </table:table-cell>
          <table:table-cell office:value-type="string">
            <text:p>9.366,25 €</text:p>
          </table:table-cell>
          <table:table-cell office:value-type="string">
            <text:p>11.333,16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B54101514</text:p>
          </table:table-cell>
          <table:table-cell table:style-name="ce5" office:value-type="string">
            <text:p>CIVIL DE CONSTRUCCION MANTENIMIENTOS Y SERVICIOS, S.L.U. (PANDEA, S.L.)</text:p>
          </table:table-cell>
          <table:table-cell table:style-name="ce5" office:value-type="string">
            <text:p>M IF 4/19</text:p>
          </table:table-cell>
          <table:table-cell table:style-name="ce5" office:value-type="string">
            <text:p>Obras de reforma y adecuación de sala polivalente y sala de lectura en la planta baja del Centro Municipal de Mayores San Gabriel</text:p>
          </table:table-cell>
          <table:table-cell table:style-name="ce10" office:value-type="string">
            <text:p>09-JUL-2019</text:p>
          </table:table-cell>
          <table:table-cell table:style-name="ce10" office:value-type="string">
            <text:p>11.291,28 €</text:p>
          </table:table-cell>
          <table:table-cell table:style-name="ce10" office:value-type="string">
            <text:p>13.662,45 €</text:p>
          </table:table-cell>
          <table:table-cell table:number-columns-repeated="1017"/>
        </table:table-row>
        <table:table-row table:style-name="ro5">
          <table:table-cell office:value-type="string">
            <text:p>B53416889</text:p>
          </table:table-cell>
          <table:table-cell office:value-type="string">
            <text:p>Clínica UME, S.L.</text:p>
          </table:table-cell>
          <table:table-cell office:value-type="string">
            <text:p>M SM 13/19</text:p>
          </table:table-cell>
          <table:table-cell office:value-type="string">
            <text:p>Realización pruebas médicas en clínica especializada</text:p>
          </table:table-cell>
          <table:table-cell office:value-type="string">
            <text:p>30-SEP-2019</text:p>
          </table:table-cell>
          <table:table-cell table:number-columns-repeated="2" office:value-type="string">
            <text:p>88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G03048816</text:p>
          </table:table-cell>
          <table:table-cell table:style-name="ce5" office:value-type="string">
            <text:p>CLUB NAUTICO DE ALICANTE COSTABLANCA</text:p>
          </table:table-cell>
          <table:table-cell table:style-name="ce5" office:value-type="string">
            <text:p>M JU 2019/13867</text:p>
          </table:table-cell>
          <table:table-cell table:style-name="ce5" office:value-type="string">
            <text:p>actividades nauticas mes de julio en club náutico costablanca</text:p>
          </table:table-cell>
          <table:table-cell table:style-name="ce10" office:value-type="string">
            <text:p>01-AGO-2019</text:p>
          </table:table-cell>
          <table:table-cell table:number-columns-repeated="2" table:style-name="ce10" office:value-type="string">
            <text:p>3.040 €</text:p>
          </table:table-cell>
          <table:table-cell table:number-columns-repeated="1017"/>
        </table:table-row>
        <table:table-row table:style-name="ro5">
          <table:table-cell office:value-type="string">
            <text:p>G03048816</text:p>
          </table:table-cell>
          <table:table-cell office:value-type="string">
            <text:p>CLUB NAUTICO DE ALICANTE COSTABLANCA</text:p>
          </table:table-cell>
          <table:table-cell office:value-type="string">
            <text:p>M JU 2019/15732</text:p>
          </table:table-cell>
          <table:table-cell office:value-type="string">
            <text:p>actividades nauticas semana nautica jovenes territorio edusi del 5 al 9 de agosto. </text:p>
          </table:table-cell>
          <table:table-cell office:value-type="string">
            <text:p>20-AGO-2019</text:p>
          </table:table-cell>
          <table:table-cell table:number-columns-repeated="2" office:value-type="string">
            <text:p>1.064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03259405</text:p>
          </table:table-cell>
          <table:table-cell table:style-name="ce5" office:value-type="string">
            <text:p>Comercial de Promociones y Servicios Alicantina, S.L.</text:p>
          </table:table-cell>
          <table:table-cell table:style-name="ce5" office:value-type="string">
            <text:p>M SM 9/19</text:p>
          </table:table-cell>
          <table:table-cell table:style-name="ce5" office:value-type="string">
            <text:p>Pruebas realizadas en laboratorio clínico</text:p>
          </table:table-cell>
          <table:table-cell table:style-name="ce10" office:value-type="string">
            <text:p>01-JUL-2019</text:p>
          </table:table-cell>
          <table:table-cell table:number-columns-repeated="2" table:style-name="ce10" office:value-type="string">
            <text:p>4.119,5 €</text:p>
          </table:table-cell>
          <table:table-cell table:number-columns-repeated="1017"/>
        </table:table-row>
        <table:table-row table:style-name="ro5">
          <table:table-cell office:value-type="string">
            <text:p>B03259405</text:p>
          </table:table-cell>
          <table:table-cell office:value-type="string">
            <text:p>Comercial de Promociones y Servicios Alicantina, S.L.</text:p>
          </table:table-cell>
          <table:table-cell office:value-type="string">
            <text:p>M SM 11/19</text:p>
          </table:table-cell>
          <table:table-cell office:value-type="string">
            <text:p>Realización de pruebas en laboratorio clínico</text:p>
          </table:table-cell>
          <table:table-cell office:value-type="string">
            <text:p>01-AGO-2019</text:p>
          </table:table-cell>
          <table:table-cell table:number-columns-repeated="2" office:value-type="string">
            <text:p>211,35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03259405</text:p>
          </table:table-cell>
          <table:table-cell table:style-name="ce5" office:value-type="string">
            <text:p>Comercial de Promociones y Servicios Alicantina, S.L.</text:p>
          </table:table-cell>
          <table:table-cell table:style-name="ce5" office:value-type="string">
            <text:p>M SM 12/19</text:p>
          </table:table-cell>
          <table:table-cell table:style-name="ce5" office:value-type="string">
            <text:p>Realización de pruebas en laboratorio clínico</text:p>
          </table:table-cell>
          <table:table-cell table:style-name="ce10" office:value-type="string">
            <text:p>03-SEP-2019</text:p>
          </table:table-cell>
          <table:table-cell table:number-columns-repeated="2" table:style-name="ce10" office:value-type="string">
            <text:p>292,5 €</text:p>
          </table:table-cell>
          <table:table-cell table:number-columns-repeated="1017"/>
        </table:table-row>
        <table:table-row table:style-name="ro5">
          <table:table-cell office:value-type="string">
            <text:p>B03259405</text:p>
          </table:table-cell>
          <table:table-cell office:value-type="string">
            <text:p>Comercial de Promociones y Servicios Alicantina, S.L.</text:p>
          </table:table-cell>
          <table:table-cell office:value-type="string">
            <text:p>M SM 10/19</text:p>
          </table:table-cell>
          <table:table-cell office:value-type="string">
            <text:p>Realización de pruebas en laboratorio clínico</text:p>
          </table:table-cell>
          <table:table-cell office:value-type="string">
            <text:p>01-JUL-2019</text:p>
          </table:table-cell>
          <table:table-cell table:number-columns-repeated="2" office:value-type="string">
            <text:p>1.091,48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B03164035</text:p>
          </table:table-cell>
          <table:table-cell table:style-name="ce5" office:value-type="string">
            <text:p>CONSTRUCCIONES EL PALAMO, S.L.</text:p>
          </table:table-cell>
          <table:table-cell table:style-name="ce5" office:value-type="string">
            <text:p>M IF 10/19</text:p>
          </table:table-cell>
          <table:table-cell table:style-name="ce5" office:value-type="string">
            <text:p>Acondicionamiento y reparación de puerta automática interior y reforma de oficina en la planta baja del edificio sito en C/ Arzobispo Loaces nº 13</text:p>
          </table:table-cell>
          <table:table-cell table:style-name="ce10" office:value-type="string">
            <text:p>09-SEP-2019</text:p>
          </table:table-cell>
          <table:table-cell table:style-name="ce10" office:value-type="string">
            <text:p>6.772,3 €</text:p>
          </table:table-cell>
          <table:table-cell table:style-name="ce10" office:value-type="string">
            <text:p>8.194,48 €</text:p>
          </table:table-cell>
          <table:table-cell table:number-columns-repeated="1017"/>
        </table:table-row>
        <table:table-row table:style-name="ro6">
          <table:table-cell office:value-type="string">
            <text:p>B03164035</text:p>
          </table:table-cell>
          <table:table-cell office:value-type="string">
            <text:p>CONSTRUCCIONES EL PALAMO, S.L.</text:p>
          </table:table-cell>
          <table:table-cell office:value-type="string">
            <text:p>M IF 6/19</text:p>
          </table:table-cell>
          <table:table-cell office:value-type="string">
            <text:p>Obras de acondicionamiento y adaptación de acera y puerta de acceso exterior de entrada al CEIP Pedro Duque</text:p>
          </table:table-cell>
          <table:table-cell office:value-type="string">
            <text:p>05-AGO-2019</text:p>
          </table:table-cell>
          <table:table-cell office:value-type="string">
            <text:p>9.095,17 €</text:p>
          </table:table-cell>
          <table:table-cell office:value-type="string">
            <text:p>11.005,16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3887510</text:p>
          </table:table-cell>
          <table:table-cell table:style-name="ce5" office:value-type="string">
            <text:p>CONSTRUCCIONES EL REBALSO SLU</text:p>
          </table:table-cell>
          <table:table-cell table:style-name="ce5" office:value-type="string">
            <text:p>M IF 12/19</text:p>
          </table:table-cell>
          <table:table-cell table:style-name="ce5" office:value-type="string">
            <text:p>Obras de rehabilitación y reparación de suelo en aula infantil y acondicionamiento mampara interior en CEIP El Bacarot<text:tab/></text:p>
          </table:table-cell>
          <table:table-cell table:style-name="ce10" office:value-type="string">
            <text:p>23-AGO-2019</text:p>
          </table:table-cell>
          <table:table-cell table:style-name="ce10" office:value-type="string">
            <text:p>5.984,51 €</text:p>
          </table:table-cell>
          <table:table-cell table:style-name="ce10" office:value-type="string">
            <text:p>7.241,26 €</text:p>
          </table:table-cell>
          <table:table-cell table:number-columns-repeated="1017"/>
        </table:table-row>
        <table:table-row table:style-name="ro6">
          <table:table-cell office:value-type="string">
            <text:p>B03887510</text:p>
          </table:table-cell>
          <table:table-cell office:value-type="string">
            <text:p>CONSTRUCCIONES EL REBALSO SLU</text:p>
          </table:table-cell>
          <table:table-cell office:value-type="string">
            <text:p>M IF 9/19</text:p>
          </table:table-cell>
          <table:table-cell office:value-type="string">
            <text:p>Trabajos de apoyo a la Brigada de Mobiliario Urbano para completar varias órdenes de trabajo durante el verano 2019</text:p>
          </table:table-cell>
          <table:table-cell office:value-type="string">
            <text:p>16-AGO-2019</text:p>
          </table:table-cell>
          <table:table-cell office:value-type="string">
            <text:p>7.153,84 €</text:p>
          </table:table-cell>
          <table:table-cell office:value-type="string">
            <text:p>8.656,14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3887510</text:p>
          </table:table-cell>
          <table:table-cell table:style-name="ce5" office:value-type="string">
            <text:p>CONSTRUCCIONES EL REBALSO SLU</text:p>
          </table:table-cell>
          <table:table-cell table:style-name="ce5" office:value-type="string">
            <text:p>M IF 30/19</text:p>
          </table:table-cell>
          <table:table-cell table:style-name="ce5" office:value-type="string">
            <text:p>Reposición de barandilla en escaleras de acceso a pasaje cerca de las calles General Bonanza y Canónigo Galbis</text:p>
          </table:table-cell>
          <table:table-cell table:style-name="ce10" office:value-type="string">
            <text:p>12-AGO-2019</text:p>
          </table:table-cell>
          <table:table-cell table:style-name="ce10" office:value-type="string">
            <text:p>3.384,36 €</text:p>
          </table:table-cell>
          <table:table-cell table:style-name="ce10" office:value-type="string">
            <text:p>4.095,07 €</text:p>
          </table:table-cell>
          <table:table-cell table:number-columns-repeated="1017"/>
        </table:table-row>
        <table:table-row table:style-name="ro10">
          <table:table-cell office:value-type="string">
            <text:p>B54066303</text:p>
          </table:table-cell>
          <table:table-cell office:value-type="string">
            <text:p>CRYSTALZOO, S.L.P.</text:p>
          </table:table-cell>
          <table:table-cell office:value-type="string">
            <text:p>M IF 2/2019</text:p>
          </table:table-cell>
          <table:table-cell office:value-type="string">
            <text:p>Redacción del proyecto básico de obras de renovación de tres campos de fútbol de césped artificial: Polideportivo albufereta, Luis Gómez y Samaranch</text:p>
          </table:table-cell>
          <table:table-cell office:value-type="string">
            <text:p>14-AGO-2019</text:p>
          </table:table-cell>
          <table:table-cell office:value-type="string">
            <text:p>14.995 €</text:p>
          </table:table-cell>
          <table:table-cell office:value-type="string">
            <text:p>18.143,95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F53364246</text:p>
          </table:table-cell>
          <table:table-cell table:style-name="ce5" office:value-type="string">
            <text:p>DECIBELIOS S.C.V.</text:p>
          </table:table-cell>
          <table:table-cell table:style-name="ce5" office:value-type="string">
            <text:p>M NT 64/2019</text:p>
          </table:table-cell>
          <table:table-cell table:style-name="ce5" office:value-type="string">
            <text:p>Suministro e instalación de equipos informáticos audiovisuales, informáticos y de videoconferencia para sala reuniones Concejalia NN.TT.</text:p>
          </table:table-cell>
          <table:table-cell table:style-name="ce10" office:value-type="string">
            <text:p>15-JUL-2019</text:p>
          </table:table-cell>
          <table:table-cell table:style-name="ce10" office:value-type="string">
            <text:p>6.970 €</text:p>
          </table:table-cell>
          <table:table-cell table:style-name="ce10" office:value-type="string">
            <text:p>8.433,7 €</text:p>
          </table:table-cell>
          <table:table-cell table:number-columns-repeated="1017"/>
        </table:table-row>
        <table:table-row table:style-name="ro6">
          <table:table-cell office:value-type="string">
            <text:p>44646216L</text:p>
          </table:table-cell>
          <table:table-cell office:value-type="string">
            <text:p>DIEGO ESCRIBANO OTT</text:p>
          </table:table-cell>
          <table:table-cell office:value-type="string">
            <text:p>M JU 2019/13210</text:p>
          </table:table-cell>
          <table:table-cell office:value-type="string">
            <text:p>adquisición obra plástica proyecto ottstuff centro 14 del 10 al 28 de mayo de 2019 convocatoria de arte propuestas <text:s/></text:p>
          </table:table-cell>
          <table:table-cell office:value-type="string">
            <text:p>01-AGO-2019</text:p>
          </table:table-cell>
          <table:table-cell office:value-type="string">
            <text:p>272,7 €</text:p>
          </table:table-cell>
          <table:table-cell office:value-type="string">
            <text:p>299,97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998158</text:p>
          </table:table-cell>
          <table:table-cell table:style-name="ce5" office:value-type="string">
            <text:p>DYM INTEGRAL LEVANTE, S.L.</text:p>
          </table:table-cell>
          <table:table-cell table:style-name="ce5" office:value-type="string">
            <text:p>M IF 22/19</text:p>
          </table:table-cell>
          <table:table-cell table:style-name="ce5" office:value-type="string">
            <text:p>Servicio de revisión y legalización de la instalación eléctrica del edificio del Centro Social Comunitario Florida</text:p>
          </table:table-cell>
          <table:table-cell table:style-name="ce10" office:value-type="string">
            <text:p>10-JUL-2019</text:p>
          </table:table-cell>
          <table:table-cell table:style-name="ce10" office:value-type="string">
            <text:p>4.971 €</text:p>
          </table:table-cell>
          <table:table-cell table:style-name="ce10" office:value-type="string">
            <text:p>6.014,91 €</text:p>
          </table:table-cell>
          <table:table-cell table:number-columns-repeated="1017"/>
        </table:table-row>
        <table:table-row table:style-name="ro5">
          <table:table-cell office:value-type="string">
            <text:p>A28017895</text:p>
          </table:table-cell>
          <table:table-cell office:value-type="string">
            <text:p>EL CORTE INGLÉS, S.A.</text:p>
          </table:table-cell>
          <table:table-cell office:value-type="string">
            <text:p>M JU 2019/11665</text:p>
          </table:table-cell>
          <table:table-cell office:value-type="string">
            <text:p>carro de compra y disco duro de 1tb</text:p>
          </table:table-cell>
          <table:table-cell office:value-type="string">
            <text:p>31-JUL-2019</text:p>
          </table:table-cell>
          <table:table-cell office:value-type="string">
            <text:p>160,33 €</text:p>
          </table:table-cell>
          <table:table-cell office:value-type="string">
            <text:p>194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28017895</text:p>
          </table:table-cell>
          <table:table-cell table:style-name="ce5" office:value-type="string">
            <text:p>EL CORTE INGLÉS, S.A.</text:p>
          </table:table-cell>
          <table:table-cell table:style-name="ce5" office:value-type="string">
            <text:p>51 TT 1/19</text:p>
          </table:table-cell>
          <table:table-cell table:style-name="ce5" office:value-type="string">
            <text:p>Una unidad de crema solar dermofarmacia para José T. Lillo.</text:p>
          </table:table-cell>
          <table:table-cell table:style-name="ce10" office:value-type="string">
            <text:p>02-JUL-2019</text:p>
          </table:table-cell>
          <table:table-cell table:style-name="ce10" office:value-type="string">
            <text:p>17,65 €</text:p>
          </table:table-cell>
          <table:table-cell table:style-name="ce10" office:value-type="string">
            <text:p>21,36 €</text:p>
          </table:table-cell>
          <table:table-cell table:number-columns-repeated="1017"/>
        </table:table-row>
        <table:table-row table:style-name="ro6">
          <table:table-cell office:value-type="string">
            <text:p>B54590492</text:p>
          </table:table-cell>
          <table:table-cell office:value-type="string">
            <text:p>Electricidad J.J. Ivorra, S.L.</text:p>
          </table:table-cell>
          <table:table-cell office:value-type="string">
            <text:p>M TT 10-19</text:p>
          </table:table-cell>
          <table:table-cell office:value-type="string">
            <text:p>Trabajos mes de agosto de 2019. Servicio de mantenimiento líneas telefónicas municipales</text:p>
          </table:table-cell>
          <table:table-cell office:value-type="string">
            <text:p>02-SEP-2019</text:p>
          </table:table-cell>
          <table:table-cell office:value-type="string">
            <text:p>1.551,41 €</text:p>
          </table:table-cell>
          <table:table-cell office:value-type="string">
            <text:p>1.877,21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42595413</text:p>
          </table:table-cell>
          <table:table-cell table:style-name="ce5" office:value-type="string">
            <text:p>EXITIUM, S.L.</text:p>
          </table:table-cell>
          <table:table-cell table:style-name="ce5" office:value-type="string">
            <text:p>M NT 54/2019</text:p>
          </table:table-cell>
          <table:table-cell table:style-name="ce5" office:value-type="string">
            <text:p>Suministro de dos discos duros externos marca toshiba para Jefatura Policía Local</text:p>
          </table:table-cell>
          <table:table-cell table:style-name="ce10" office:value-type="string">
            <text:p>11-JUL-2019</text:p>
          </table:table-cell>
          <table:table-cell table:style-name="ce10" office:value-type="string">
            <text:p>116 €</text:p>
          </table:table-cell>
          <table:table-cell table:style-name="ce10" office:value-type="string">
            <text:p>140,36 €</text:p>
          </table:table-cell>
          <table:table-cell table:number-columns-repeated="1017"/>
        </table:table-row>
        <table:table-row table:style-name="ro6">
          <table:table-cell office:value-type="string">
            <text:p>71190050J</text:p>
          </table:table-cell>
          <table:table-cell office:value-type="string">
            <text:p>F. Beatriz Figueroa Medina</text:p>
          </table:table-cell>
          <table:table-cell office:value-type="string">
            <text:p>M AS 053/19</text:p>
          </table:table-cell>
          <table:table-cell office:value-type="string">
            <text:p>Prestación del servicio de catering de la escuela de verano del Centro Comunitario Tómbola.</text:p>
          </table:table-cell>
          <table:table-cell office:value-type="string">
            <text:p>01-JUL-2019</text:p>
          </table:table-cell>
          <table:table-cell office:value-type="string">
            <text:p>768,18 €</text:p>
          </table:table-cell>
          <table:table-cell office:value-type="string">
            <text:p>845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B03084829</text:p>
          </table:table-cell>
          <table:table-cell table:style-name="ce5" office:value-type="string">
            <text:p>FERRETERIA FLORIDA, S.L.</text:p>
          </table:table-cell>
          <table:table-cell table:style-name="ce5" office:value-type="string">
            <text:p>M PC 85/2019</text:p>
          </table:table-cell>
          <table:table-cell table:style-name="ce5" office:value-type="string">
            <text:p>Suministro pila flori nimo 3,6V LS14500C LIT, para mando a distancia puerta de acceso a las dependencias del Distrito Municipal nº 5. Participación Ciudadana</text:p>
          </table:table-cell>
          <table:table-cell table:style-name="ce10" office:value-type="string">
            <text:p>30-AGO-2019</text:p>
          </table:table-cell>
          <table:table-cell table:style-name="ce10" office:value-type="string">
            <text:p>40 €</text:p>
          </table:table-cell>
          <table:table-cell table:style-name="ce10" office:value-type="string">
            <text:p>48,4 €</text:p>
          </table:table-cell>
          <table:table-cell table:number-columns-repeated="1017"/>
        </table:table-row>
        <table:table-row table:style-name="ro5">
          <table:table-cell office:value-type="string">
            <text:p>B54758735</text:p>
          </table:table-cell>
          <table:table-cell office:value-type="string">
            <text:p>FILIAS DESARROLLO COMUNITARIO S.L.</text:p>
          </table:table-cell>
          <table:table-cell office:value-type="string">
            <text:p>M JU 2019/11743</text:p>
          </table:table-cell>
          <table:table-cell office:value-type="string">
            <text:p>apoyo escolar centro 14 unamuno 15 hrs semana junio 2019</text:p>
          </table:table-cell>
          <table:table-cell office:value-type="string">
            <text:p>31-JUL-2019</text:p>
          </table:table-cell>
          <table:table-cell table:number-columns-repeated="2" office:value-type="string">
            <text:p>520,21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B98749104</text:p>
          </table:table-cell>
          <table:table-cell table:style-name="ce5" office:value-type="string">
            <text:p>FOREDU SOLUTIONS S.L.</text:p>
          </table:table-cell>
          <table:table-cell table:style-name="ce5" office:value-type="string">
            <text:p>M NT 2/19</text:p>
          </table:table-cell>
          <table:table-cell table:style-name="ce5" office:value-type="string">
            <text:p>Suministro de 5 adaptadores RJ45 para conectar tablets en departamento. INSPECCIÓN DE TRIBUTOS <text:s text:c="21"/><text:s text:c="63"/></text:p>
          </table:table-cell>
          <table:table-cell table:style-name="ce10" office:value-type="string">
            <text:p>18-JUL-2019</text:p>
          </table:table-cell>
          <table:table-cell table:style-name="ce10" office:value-type="string">
            <text:p>96 €</text:p>
          </table:table-cell>
          <table:table-cell table:style-name="ce10" office:value-type="string">
            <text:p>116,16 €</text:p>
          </table:table-cell>
          <table:table-cell table:number-columns-repeated="1017"/>
        </table:table-row>
        <table:table-row table:style-name="ro6">
          <table:table-cell office:value-type="string">
            <text:p>21490316J</text:p>
          </table:table-cell>
          <table:table-cell office:value-type="string">
            <text:p>FRANCISCO JAVIER LORCA REQUENA</text:p>
          </table:table-cell>
          <table:table-cell office:value-type="string">
            <text:p>M IF 32/19</text:p>
          </table:table-cell>
          <table:table-cell office:value-type="string">
            <text:p>Reparación de mantenimiento ordinario de carpintería de madera en el Centro Nazaret: reparación puertas varias</text:p>
          </table:table-cell>
          <table:table-cell office:value-type="string">
            <text:p>08-AGO-2019</text:p>
          </table:table-cell>
          <table:table-cell office:value-type="string">
            <text:p>3.000 €</text:p>
          </table:table-cell>
          <table:table-cell office:value-type="string">
            <text:p>3.630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48568631Z</text:p>
          </table:table-cell>
          <table:table-cell table:style-name="ce5" office:value-type="string">
            <text:p>FRANCISCO JAVIER MARTINEZ CASES </text:p>
          </table:table-cell>
          <table:table-cell table:style-name="ce5" office:value-type="string">
            <text:p>M JU 2019/12856</text:p>
          </table:table-cell>
          <table:table-cell table:style-name="ce5" office:value-type="string">
            <text:p>tecnico iluminacion microfono inalambrico diadema clausura escuela de teatro junio 2019</text:p>
          </table:table-cell>
          <table:table-cell table:style-name="ce10" office:value-type="string">
            <text:p>31-JUL-2019</text:p>
          </table:table-cell>
          <table:table-cell table:style-name="ce10" office:value-type="string">
            <text:p>403 €</text:p>
          </table:table-cell>
          <table:table-cell table:style-name="ce10" office:value-type="string">
            <text:p>487,63 €</text:p>
          </table:table-cell>
          <table:table-cell table:number-columns-repeated="1017"/>
        </table:table-row>
        <table:table-row table:style-name="ro6">
          <table:table-cell office:value-type="string">
            <text:p>B54394598</text:p>
          </table:table-cell>
          <table:table-cell office:value-type="string">
            <text:p>GEAMUR</text:p>
          </table:table-cell>
          <table:table-cell office:value-type="string">
            <text:p>M IF 26/19</text:p>
          </table:table-cell>
          <table:table-cell office:value-type="string">
            <text:p>Suministro de plantas para reposición por actos vandálicos en Paseo Federico Soto y Explanada</text:p>
          </table:table-cell>
          <table:table-cell office:value-type="string">
            <text:p>08-AGO-2019</text:p>
          </table:table-cell>
          <table:table-cell office:value-type="string">
            <text:p>4.413,2 €</text:p>
          </table:table-cell>
          <table:table-cell office:value-type="string">
            <text:p>4.854,52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97726681</text:p>
          </table:table-cell>
          <table:table-cell table:style-name="ce5" office:value-type="string">
            <text:p>GLOBAL GRASS, S.L.</text:p>
          </table:table-cell>
          <table:table-cell table:style-name="ce5" office:value-type="string">
            <text:p>M IN 1/19</text:p>
          </table:table-cell>
          <table:table-cell table:style-name="ce5" office:value-type="string">
            <text:p>Reparación y tratamiento de pistas deportivas en C.E.I.P. Costa Blanca</text:p>
          </table:table-cell>
          <table:table-cell table:style-name="ce10" office:value-type="string">
            <text:p>26-SEP-2019</text:p>
          </table:table-cell>
          <table:table-cell table:style-name="ce10" office:value-type="string">
            <text:p>28.880 €</text:p>
          </table:table-cell>
          <table:table-cell table:style-name="ce10" office:value-type="string">
            <text:p>34.944,8 €</text:p>
          </table:table-cell>
          <table:table-cell table:number-columns-repeated="1017"/>
        </table:table-row>
        <table:table-row table:style-name="ro6">
          <table:table-cell office:value-type="string">
            <text:p>B53182606</text:p>
          </table:table-cell>
          <table:table-cell office:value-type="string">
            <text:p>Gráficas Plá, S.L.</text:p>
          </table:table-cell>
          <table:table-cell office:value-type="string">
            <text:p>M ED 23/19</text:p>
          </table:table-cell>
          <table:table-cell office:value-type="string">
            <text:p>Diseño, impresión y distribución de 500 posters para promoción de la matriculación escolar del curso 2019/2020.</text:p>
          </table:table-cell>
          <table:table-cell office:value-type="string">
            <text:p>01-SEP-2019</text:p>
          </table:table-cell>
          <table:table-cell office:value-type="string">
            <text:p>300 €</text:p>
          </table:table-cell>
          <table:table-cell office:value-type="string">
            <text:p>363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03265089</text:p>
          </table:table-cell>
          <table:table-cell table:style-name="ce5" office:value-type="string">
            <text:p>Iberarchivo, S.L.</text:p>
          </table:table-cell>
          <table:table-cell table:style-name="ce5" office:value-type="string">
            <text:p>M ED 22/19</text:p>
          </table:table-cell>
          <table:table-cell table:style-name="ce5" office:value-type="string">
            <text:p>Material fungible y educativo.</text:p>
          </table:table-cell>
          <table:table-cell table:style-name="ce10" office:value-type="string">
            <text:p>02-AGO-2019</text:p>
          </table:table-cell>
          <table:table-cell table:style-name="ce10" office:value-type="string">
            <text:p>1.692,3 €</text:p>
          </table:table-cell>
          <table:table-cell table:style-name="ce10" office:value-type="string">
            <text:p>2.047,68 €</text:p>
          </table:table-cell>
          <table:table-cell table:number-columns-repeated="1017"/>
        </table:table-row>
        <table:table-row table:style-name="ro5">
          <table:table-cell office:value-type="string">
            <text:p>03444458R</text:p>
          </table:table-cell>
          <table:table-cell office:value-type="string">
            <text:p>ILUMINADA MONTERO MERINO</text:p>
          </table:table-cell>
          <table:table-cell office:value-type="string">
            <text:p>M JU 2019/11680</text:p>
          </table:table-cell>
          <table:table-cell office:value-type="string">
            <text:p>montaje y desmontaje sala exposiciones centro 14 junio 2019<text:tab/></text:p>
          </table:table-cell>
          <table:table-cell office:value-type="string">
            <text:p>31-JUL-2019</text:p>
          </table:table-cell>
          <table:table-cell office:value-type="string">
            <text:p>973,31 €</text:p>
          </table:table-cell>
          <table:table-cell office:value-type="string">
            <text:p>1.177,7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54496815</text:p>
          </table:table-cell>
          <table:table-cell table:style-name="ce5" office:value-type="string">
            <text:p>Información TV</text:p>
          </table:table-cell>
          <table:table-cell table:style-name="ce5" office:value-type="string">
            <text:p>M CO 6/19</text:p>
          </table:table-cell>
          <table:table-cell table:style-name="ce5" office:value-type="string">
            <text:p>Campaña publicitaria hogueras 2019</text:p>
          </table:table-cell>
          <table:table-cell table:style-name="ce10" office:value-type="string">
            <text:p>08-JUL-2019</text:p>
          </table:table-cell>
          <table:table-cell table:style-name="ce10" office:value-type="string">
            <text:p>500 €</text:p>
          </table:table-cell>
          <table:table-cell table:style-name="ce10" office:value-type="string">
            <text:p>605 €</text:p>
          </table:table-cell>
          <table:table-cell table:number-columns-repeated="1017"/>
        </table:table-row>
        <table:table-row table:style-name="ro6">
          <table:table-cell office:value-type="string">
            <text:p>B03408614</text:p>
          </table:table-cell>
          <table:table-cell office:value-type="string">
            <text:p>INGENIERÍA Y ESTUDIOS MEDITERRÁNEO, S.L.P.</text:p>
          </table:table-cell>
          <table:table-cell office:value-type="string">
            <text:p>M IF 8/19</text:p>
          </table:table-cell>
          <table:table-cell office:value-type="string">
            <text:p>Redacción del proyecto de obra "Actuaciones de urbanismo comercial en la calle O¿Donell de Alicante"</text:p>
          </table:table-cell>
          <table:table-cell office:value-type="string">
            <text:p>05-AGO-2019</text:p>
          </table:table-cell>
          <table:table-cell office:value-type="string">
            <text:p>6.950 €</text:p>
          </table:table-cell>
          <table:table-cell office:value-type="string">
            <text:p>8.409,5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02473627</text:p>
          </table:table-cell>
          <table:table-cell table:style-name="ce5" office:value-type="string">
            <text:p>INVERCOM ALMANSA SL </text:p>
          </table:table-cell>
          <table:table-cell table:style-name="ce5" office:value-type="string">
            <text:p>M JU 2019/12161</text:p>
          </table:table-cell>
          <table:table-cell table:style-name="ce5" office:value-type="string">
            <text:p>50 sobreimpresiones campaña hogueras pasa del alcohol en fogueres 2019</text:p>
          </table:table-cell>
          <table:table-cell table:style-name="ce10" office:value-type="string">
            <text:p>31-JUL-2019</text:p>
          </table:table-cell>
          <table:table-cell table:style-name="ce10" office:value-type="string">
            <text:p>500 €</text:p>
          </table:table-cell>
          <table:table-cell table:style-name="ce10" office:value-type="string">
            <text:p>605 €</text:p>
          </table:table-cell>
          <table:table-cell table:number-columns-repeated="1017"/>
        </table:table-row>
        <table:table-row table:style-name="ro3">
          <table:table-cell office:value-type="string">
            <text:p>B02473627</text:p>
          </table:table-cell>
          <table:table-cell office:value-type="string">
            <text:p>INVERCOM ALMANSA SL </text:p>
          </table:table-cell>
          <table:table-cell office:value-type="string">
            <text:p>M CO 4/19</text:p>
          </table:table-cell>
          <table:table-cell office:value-type="string">
            <text:p>Campaña publicitaria hogueras 2019</text:p>
          </table:table-cell>
          <table:table-cell office:value-type="string">
            <text:p>04-JUL-2019</text:p>
          </table:table-cell>
          <table:table-cell office:value-type="string">
            <text:p>500 €</text:p>
          </table:table-cell>
          <table:table-cell office:value-type="string">
            <text:p>605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54909403</text:p>
          </table:table-cell>
          <table:table-cell table:style-name="ce5" office:value-type="string">
            <text:p>Javier Blasco publicidad S.L</text:p>
          </table:table-cell>
          <table:table-cell table:style-name="ce5" office:value-type="string">
            <text:p>M CO 9/19</text:p>
          </table:table-cell>
          <table:table-cell table:style-name="ce5" office:value-type="string">
            <text:p>Articulos de propaganda y publicidad omic </text:p>
          </table:table-cell>
          <table:table-cell table:style-name="ce10" office:value-type="string">
            <text:p>03-JUL-2019</text:p>
          </table:table-cell>
          <table:table-cell table:style-name="ce10" office:value-type="string">
            <text:p>3.373,79 €</text:p>
          </table:table-cell>
          <table:table-cell table:style-name="ce10" office:value-type="string">
            <text:p>4.082,29 €</text:p>
          </table:table-cell>
          <table:table-cell table:number-columns-repeated="1017"/>
        </table:table-row>
        <table:table-row table:style-name="ro5">
          <table:table-cell office:value-type="string">
            <text:p>52773424Q</text:p>
          </table:table-cell>
          <table:table-cell office:value-type="string">
            <text:p>Javier Ramírez Andreo</text:p>
          </table:table-cell>
          <table:table-cell office:value-type="string">
            <text:p>M TT 8-19</text:p>
          </table:table-cell>
          <table:table-cell office:value-type="string">
            <text:p>Julio 2019. Coordinación Seguridad y Salud señalización vertical y horizontal</text:p>
          </table:table-cell>
          <table:table-cell office:value-type="string">
            <text:p>05-AGO-2019</text:p>
          </table:table-cell>
          <table:table-cell office:value-type="string">
            <text:p>400 €</text:p>
          </table:table-cell>
          <table:table-cell office:value-type="string">
            <text:p>484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52773424Q</text:p>
          </table:table-cell>
          <table:table-cell table:style-name="ce5" office:value-type="string">
            <text:p>Javier Ramírez Andreo</text:p>
          </table:table-cell>
          <table:table-cell table:style-name="ce5" office:value-type="string">
            <text:p>M TT 7-19</text:p>
          </table:table-cell>
          <table:table-cell table:style-name="ce5" office:value-type="string">
            <text:p>Junio 2019. Coordinación Seguridad y Salud de señalización vertical y horizontal</text:p>
          </table:table-cell>
          <table:table-cell table:style-name="ce10" office:value-type="string">
            <text:p>05-AGO-2019</text:p>
          </table:table-cell>
          <table:table-cell table:style-name="ce10" office:value-type="string">
            <text:p>400 €</text:p>
          </table:table-cell>
          <table:table-cell table:style-name="ce10" office:value-type="string">
            <text:p>484 €</text:p>
          </table:table-cell>
          <table:table-cell table:number-columns-repeated="1017"/>
        </table:table-row>
        <table:table-row table:style-name="ro4">
          <table:table-cell office:value-type="string">
            <text:p>27455193R</text:p>
          </table:table-cell>
          <table:table-cell office:value-type="string">
            <text:p>JESÚS PALAZON ESPINOSA</text:p>
          </table:table-cell>
          <table:table-cell office:value-type="string">
            <text:p>M IF 29/19</text:p>
          </table:table-cell>
          <table:table-cell office:value-type="string">
            <text:p>Servicio de mantenimiento ordinario de herrería, albañilería y fontanería en el CP El Palmeral: instalación completa tanque cisterna, pavimentar rampa del patio infantil, picar y sanear muro de hormigón de valla y otros.</text:p>
          </table:table-cell>
          <table:table-cell office:value-type="string">
            <text:p>16-SEP-2019</text:p>
          </table:table-cell>
          <table:table-cell office:value-type="string">
            <text:p>3.495,57 €</text:p>
          </table:table-cell>
          <table:table-cell office:value-type="string">
            <text:p>4.229,64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77506183R</text:p>
          </table:table-cell>
          <table:table-cell table:style-name="ce5" office:value-type="string">
            <text:p>José Carlos Sandoval Soriano</text:p>
          </table:table-cell>
          <table:table-cell table:style-name="ce5" office:value-type="string">
            <text:p>M TT 11-19</text:p>
          </table:table-cell>
          <table:table-cell table:style-name="ce5" office:value-type="string">
            <text:p>Redacción del proyecto de construcción de Mejoras de la Movilidd y Accesibilidad a Centros Escolares 2019</text:p>
          </table:table-cell>
          <table:table-cell table:style-name="ce10" office:value-type="string">
            <text:p>09-SEP-2019</text:p>
          </table:table-cell>
          <table:table-cell table:style-name="ce10" office:value-type="string">
            <text:p>3.275 €</text:p>
          </table:table-cell>
          <table:table-cell table:style-name="ce10" office:value-type="string">
            <text:p>3.962,75 €</text:p>
          </table:table-cell>
          <table:table-cell table:number-columns-repeated="1017"/>
        </table:table-row>
        <table:table-row table:style-name="ro6">
          <table:table-cell office:value-type="string">
            <text:p>A03115896</text:p>
          </table:table-cell>
          <table:table-cell office:value-type="string">
            <text:p>José Miguel Poveda, S.A.</text:p>
          </table:table-cell>
          <table:table-cell office:value-type="string">
            <text:p>M AS 017/19</text:p>
          </table:table-cell>
          <table:table-cell office:value-type="string">
            <text:p>Suministro de material para la atención de urgencias sociales por climatología adversa o por catástrofes. </text:p>
          </table:table-cell>
          <table:table-cell office:value-type="string">
            <text:p>04-JUL-2019</text:p>
          </table:table-cell>
          <table:table-cell office:value-type="string">
            <text:p>4.934,6 €</text:p>
          </table:table-cell>
          <table:table-cell office:value-type="string">
            <text:p>5.970,87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21504041F</text:p>
          </table:table-cell>
          <table:table-cell table:style-name="ce5" office:value-type="string">
            <text:p>JUAN JOSE FERNANDEZ FERNANDEZ </text:p>
          </table:table-cell>
          <table:table-cell table:style-name="ce5" office:value-type="string">
            <text:p>M JU 2019/13792</text:p>
          </table:table-cell>
          <table:table-cell table:style-name="ce5" office:value-type="string">
            <text:p>fototour tabarca taller de fotografia 27 y 28 de julio </text:p>
          </table:table-cell>
          <table:table-cell table:style-name="ce10" office:value-type="string">
            <text:p>01-AGO-2019</text:p>
          </table:table-cell>
          <table:table-cell table:number-columns-repeated="2" table:style-name="ce10" office:value-type="string">
            <text:p>675 €</text:p>
          </table:table-cell>
          <table:table-cell table:number-columns-repeated="1017"/>
        </table:table-row>
        <table:table-row table:style-name="ro3">
          <table:table-cell office:value-type="string">
            <text:p>B86195922</text:p>
          </table:table-cell>
          <table:table-cell office:value-type="string">
            <text:p>KIOSKO Y MÁS</text:p>
          </table:table-cell>
          <table:table-cell office:value-type="string">
            <text:p>M NT 78/2019</text:p>
          </table:table-cell>
          <table:table-cell office:value-type="string">
            <text:p>Suscripción anual al País digital</text:p>
          </table:table-cell>
          <table:table-cell office:value-type="string">
            <text:p>16-SEP-2019</text:p>
          </table:table-cell>
          <table:table-cell office:value-type="string">
            <text:p>115,23 €</text:p>
          </table:table-cell>
          <table:table-cell office:value-type="string">
            <text:p>139,43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X3701072G</text:p>
          </table:table-cell>
          <table:table-cell table:style-name="ce5" office:value-type="string">
            <text:p>KRISTINA FLORA MOLNAR </text:p>
          </table:table-cell>
          <table:table-cell table:style-name="ce5" office:value-type="string">
            <text:p>M JU 2019/11686</text:p>
          </table:table-cell>
          <table:table-cell table:style-name="ce5" office:value-type="string">
            <text:p>conversion de espacios deteriorados en puntos de interés turístico (zona edusi castillo santa bárbara) con 4 murales</text:p>
          </table:table-cell>
          <table:table-cell table:style-name="ce10" office:value-type="string">
            <text:p>01-AGO-2019</text:p>
          </table:table-cell>
          <table:table-cell table:style-name="ce10" office:value-type="string">
            <text:p>3.836 €</text:p>
          </table:table-cell>
          <table:table-cell table:style-name="ce10" office:value-type="string">
            <text:p>4.641,56 €</text:p>
          </table:table-cell>
          <table:table-cell table:number-columns-repeated="1017"/>
        </table:table-row>
        <table:table-row table:style-name="ro5">
          <table:table-cell office:value-type="string">
            <text:p>21362388B</text:p>
          </table:table-cell>
          <table:table-cell office:value-type="string">
            <text:p>La Nueva Japonesa</text:p>
          </table:table-cell>
          <table:table-cell office:value-type="string">
            <text:p>M ED 14/19</text:p>
          </table:table-cell>
          <table:table-cell office:value-type="string">
            <text:p>Suministro de banderas para el CEIP Azorín.</text:p>
          </table:table-cell>
          <table:table-cell office:value-type="string">
            <text:p>19-JUL-2019</text:p>
          </table:table-cell>
          <table:table-cell office:value-type="string">
            <text:p>87,19 €</text:p>
          </table:table-cell>
          <table:table-cell office:value-type="string">
            <text:p>105,5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4162755</text:p>
          </table:table-cell>
          <table:table-cell table:style-name="ce5" office:value-type="string">
            <text:p>LIBELULA PRODUCCIONES SL </text:p>
          </table:table-cell>
          <table:table-cell table:style-name="ce5" office:value-type="string">
            <text:p>M JU 2019/13426</text:p>
          </table:table-cell>
          <table:table-cell table:style-name="ce5" office:value-type="string">
            <text:p>voluntariado ambiental tabarca 3 primeros fines de semana de julio de 2019</text:p>
          </table:table-cell>
          <table:table-cell table:style-name="ce10" office:value-type="string">
            <text:p>01-AGO-2019</text:p>
          </table:table-cell>
          <table:table-cell table:style-name="ce10" office:value-type="string">
            <text:p>6.325 €</text:p>
          </table:table-cell>
          <table:table-cell table:style-name="ce10" office:value-type="string">
            <text:p>7.653,25 €</text:p>
          </table:table-cell>
          <table:table-cell table:number-columns-repeated="1017"/>
        </table:table-row>
        <table:table-row table:style-name="ro6">
          <table:table-cell office:value-type="string">
            <text:p>B53212619</text:p>
          </table:table-cell>
          <table:table-cell office:value-type="string">
            <text:p>LIMENCOP, S.L.</text:p>
          </table:table-cell>
          <table:table-cell office:value-type="string">
            <text:p>M TT 9-19</text:p>
          </table:table-cell>
          <table:table-cell office:value-type="string">
            <text:p>Agosto 2019. Recogida, ensobrado y envíos a Correos de notificaciones de la Unidad de Sanciones de Tráfico</text:p>
          </table:table-cell>
          <table:table-cell office:value-type="string">
            <text:p>31-AGO-2019</text:p>
          </table:table-cell>
          <table:table-cell office:value-type="string">
            <text:p>235,2 €</text:p>
          </table:table-cell>
          <table:table-cell office:value-type="string">
            <text:p>284,59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3212619</text:p>
          </table:table-cell>
          <table:table-cell table:style-name="ce5" office:value-type="string">
            <text:p>LIMENCOP, S.L.</text:p>
          </table:table-cell>
          <table:table-cell table:style-name="ce5" office:value-type="string">
            <text:p>M TT 6-19</text:p>
          </table:table-cell>
          <table:table-cell table:style-name="ce5" office:value-type="string">
            <text:p>Julio 2019, recogida, ensobrado y envíos a Correos de notificaciones de la Unidad de Sanciones de Tráfico</text:p>
          </table:table-cell>
          <table:table-cell table:style-name="ce10" office:value-type="string">
            <text:p>31-JUL-2019</text:p>
          </table:table-cell>
          <table:table-cell table:style-name="ce10" office:value-type="string">
            <text:p>1.023,26 €</text:p>
          </table:table-cell>
          <table:table-cell table:style-name="ce10" office:value-type="string">
            <text:p>1.238,14 €</text:p>
          </table:table-cell>
          <table:table-cell table:number-columns-repeated="1017"/>
        </table:table-row>
        <table:table-row table:style-name="ro3">
          <table:table-cell office:value-type="string">
            <text:p>B61473120</text:p>
          </table:table-cell>
          <table:table-cell office:value-type="string">
            <text:p>Manantial de Salud, S.L.</text:p>
          </table:table-cell>
          <table:table-cell office:value-type="string">
            <text:p>M SM 2/19</text:p>
          </table:table-cell>
          <table:table-cell office:value-type="string">
            <text:p>Suministro de agua mineral</text:p>
          </table:table-cell>
          <table:table-cell office:value-type="string">
            <text:p>01-JUL-2019</text:p>
          </table:table-cell>
          <table:table-cell office:value-type="string">
            <text:p>10,42 €</text:p>
          </table:table-cell>
          <table:table-cell office:value-type="string">
            <text:p>11,46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61473120</text:p>
          </table:table-cell>
          <table:table-cell table:style-name="ce5" office:value-type="string">
            <text:p>Manantial de Salud, S.L.</text:p>
          </table:table-cell>
          <table:table-cell table:style-name="ce5" office:value-type="string">
            <text:p>M JU 2019/1576</text:p>
          </table:table-cell>
          <table:table-cell table:style-name="ce5" office:value-type="string">
            <text:p>suministro agua concejalia de juventud </text:p>
          </table:table-cell>
          <table:table-cell table:style-name="ce10" office:value-type="string">
            <text:p>20-AGO-2019</text:p>
          </table:table-cell>
          <table:table-cell table:style-name="ce10" office:value-type="string">
            <text:p>48,09 €</text:p>
          </table:table-cell>
          <table:table-cell table:style-name="ce10" office:value-type="string">
            <text:p>54,6 €</text:p>
          </table:table-cell>
          <table:table-cell table:number-columns-repeated="1017"/>
        </table:table-row>
        <table:table-row table:style-name="ro5">
          <table:table-cell office:value-type="string">
            <text:p>48576153S</text:p>
          </table:table-cell>
          <table:table-cell office:value-type="string">
            <text:p>MARCOS MUÑIZ RUBIO </text:p>
          </table:table-cell>
          <table:table-cell office:value-type="string">
            <text:p>M JU 2019/16116</text:p>
          </table:table-cell>
          <table:table-cell office:value-type="string">
            <text:p>actividades natuicas mes de julio de 2019 para 30 alumnos</text:p>
          </table:table-cell>
          <table:table-cell office:value-type="string">
            <text:p>29-AGO-2019</text:p>
          </table:table-cell>
          <table:table-cell office:value-type="string">
            <text:p>6.000 €</text:p>
          </table:table-cell>
          <table:table-cell office:value-type="string">
            <text:p>7.26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21468020G</text:p>
          </table:table-cell>
          <table:table-cell table:style-name="ce5" office:value-type="string">
            <text:p>MARIA DEL LORETO BERNABE MIRAVETE</text:p>
          </table:table-cell>
          <table:table-cell table:style-name="ce5" office:value-type="string">
            <text:p>M JU 2019/14017</text:p>
          </table:table-cell>
          <table:table-cell table:style-name="ce5" office:value-type="string">
            <text:p>taller de baile flamenco en centro 14 unamunio del 1 al 24 de julio </text:p>
          </table:table-cell>
          <table:table-cell table:style-name="ce10" office:value-type="string">
            <text:p>01-AGO-2019</text:p>
          </table:table-cell>
          <table:table-cell table:number-columns-repeated="2" table:style-name="ce10" office:value-type="string">
            <text:p>306 €</text:p>
          </table:table-cell>
          <table:table-cell table:number-columns-repeated="1017"/>
        </table:table-row>
        <table:table-row table:style-name="ro6">
          <table:table-cell office:value-type="string">
            <text:p>77840514G</text:p>
          </table:table-cell>
          <table:table-cell office:value-type="string">
            <text:p>MARIA JOSE CARCELEN MONTOYA</text:p>
          </table:table-cell>
          <table:table-cell office:value-type="string">
            <text:p>M IF 11/19</text:p>
          </table:table-cell>
          <table:table-cell office:value-type="string">
            <text:p>Obras de eliminación de zonas de arena alrededor de pista semicubierta de baloncesto en Polideportivo Albufereta<text:tab/></text:p>
          </table:table-cell>
          <table:table-cell office:value-type="string">
            <text:p>20-AGO-2019</text:p>
          </table:table-cell>
          <table:table-cell office:value-type="string">
            <text:p>6.167 €</text:p>
          </table:table-cell>
          <table:table-cell office:value-type="string">
            <text:p>7.462,07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A03895802</text:p>
          </table:table-cell>
          <table:table-cell table:style-name="ce5" office:value-type="string">
            <text:p>MARINA DEPORTIVA DEL PUERTO DE ALICANTE, S.A.</text:p>
          </table:table-cell>
          <table:table-cell table:style-name="ce5" office:value-type="string">
            <text:p>M IF 28/19</text:p>
          </table:table-cell>
          <table:table-cell table:style-name="ce5" office:value-type="string">
            <text:p>Suministro de carburante (gasolina sin plomo) para embarcaciones adscritas a la Concejalía de Seguridad: SPEIS, Protección Civil y Policía Local</text:p>
          </table:table-cell>
          <table:table-cell table:style-name="ce10" office:value-type="string">
            <text:p>27-SEP-2019</text:p>
          </table:table-cell>
          <table:table-cell table:style-name="ce10" office:value-type="string">
            <text:p>3.711,86 €</text:p>
          </table:table-cell>
          <table:table-cell table:style-name="ce10" office:value-type="string">
            <text:p>4.491,35 €</text:p>
          </table:table-cell>
          <table:table-cell table:number-columns-repeated="1017"/>
        </table:table-row>
        <table:table-row table:style-name="ro7">
          <table:table-cell office:value-type="string">
            <text:p>B53731824</text:p>
          </table:table-cell>
          <table:table-cell office:value-type="string">
            <text:p>MATERIALES CONSTRUCCION HNOS. CASCALES, S.L.</text:p>
          </table:table-cell>
          <table:table-cell office:value-type="string">
            <text:p>M IF 19/19</text:p>
          </table:table-cell>
          <table:table-cell office:value-type="string">
            <text:p>Suministro de material para la celebración de actos festivos con motivo de las Hogueras 2019: sacos de arena y grava para disparo de mascletás y fuegos artificiales</text:p>
          </table:table-cell>
          <table:table-cell office:value-type="string">
            <text:p>13-AGO-2019</text:p>
          </table:table-cell>
          <table:table-cell office:value-type="string">
            <text:p>5.326,19 €</text:p>
          </table:table-cell>
          <table:table-cell office:value-type="string">
            <text:p>6.444,69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4303250</text:p>
          </table:table-cell>
          <table:table-cell table:style-name="ce5" office:value-type="string">
            <text:p>MRW PLAZA BALMIS</text:p>
          </table:table-cell>
          <table:table-cell table:style-name="ce5" office:value-type="string">
            <text:p>M JU 2019/13236</text:p>
          </table:table-cell>
          <table:table-cell table:style-name="ce5" office:value-type="string">
            <text:p>Entrega acreditos mrw artista lidia oliver (burriana)</text:p>
          </table:table-cell>
          <table:table-cell table:style-name="ce10" office:value-type="string">
            <text:p>01-AGO-2019</text:p>
          </table:table-cell>
          <table:table-cell table:style-name="ce10" office:value-type="string">
            <text:p>10,19 €</text:p>
          </table:table-cell>
          <table:table-cell table:style-name="ce10" office:value-type="string">
            <text:p>12,33 €</text:p>
          </table:table-cell>
          <table:table-cell table:number-columns-repeated="1017"/>
        </table:table-row>
        <table:table-row table:style-name="ro6">
          <table:table-cell office:value-type="string">
            <text:p>A53500773</text:p>
          </table:table-cell>
          <table:table-cell office:value-type="string">
            <text:p>MS DEALER ALICANTE, S.A.</text:p>
          </table:table-cell>
          <table:table-cell office:value-type="string">
            <text:p>M IF 15/19</text:p>
          </table:table-cell>
          <table:table-cell office:value-type="string">
            <text:p>Servicio de reparación y mantenimiento del vehículo municipal, matrícula 7637, adscrito a Policía Local</text:p>
          </table:table-cell>
          <table:table-cell office:value-type="string">
            <text:p>18-SEP-2019</text:p>
          </table:table-cell>
          <table:table-cell office:value-type="string">
            <text:p>5.450,96 €</text:p>
          </table:table-cell>
          <table:table-cell office:value-type="string">
            <text:p>6.595,66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A81727810</text:p>
          </table:table-cell>
          <table:table-cell table:style-name="ce5" office:value-type="string">
            <text:p>NEXUS IT</text:p>
          </table:table-cell>
          <table:table-cell table:style-name="ce5" office:value-type="string">
            <text:p>M NT57/2019</text:p>
          </table:table-cell>
          <table:table-cell table:style-name="ce5" office:value-type="string">
            <text:p>Servicio Soporte PREMIUM de la aplicación de licitación y Contratación Pública Electrónica PLYCA</text:p>
          </table:table-cell>
          <table:table-cell table:style-name="ce10" office:value-type="string">
            <text:p>01-AGO-2019</text:p>
          </table:table-cell>
          <table:table-cell table:style-name="ce10" office:value-type="string">
            <text:p>7.560 €</text:p>
          </table:table-cell>
          <table:table-cell table:style-name="ce10" office:value-type="string">
            <text:p>9.147,6 €</text:p>
          </table:table-cell>
          <table:table-cell table:number-columns-repeated="1017"/>
        </table:table-row>
        <table:table-row table:style-name="ro6">
          <table:table-cell office:value-type="string">
            <text:p>B53026860</text:p>
          </table:table-cell>
          <table:table-cell office:value-type="string">
            <text:p>Persianas Guardiola S.L</text:p>
          </table:table-cell>
          <table:table-cell office:value-type="string">
            <text:p>M CO 7/19</text:p>
          </table:table-cell>
          <table:table-cell office:value-type="string">
            <text:p>Suministro e instalacion en compactador del mercado central de 2 toldos de 325 cm con brazo extensible</text:p>
          </table:table-cell>
          <table:table-cell office:value-type="string">
            <text:p>30-JUL-2019</text:p>
          </table:table-cell>
          <table:table-cell office:value-type="string">
            <text:p>1.814 €</text:p>
          </table:table-cell>
          <table:table-cell office:value-type="string">
            <text:p>2.194,94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54702345</text:p>
          </table:table-cell>
          <table:table-cell table:style-name="ce5" office:value-type="string">
            <text:p>PLAY AND FLEX SLU</text:p>
          </table:table-cell>
          <table:table-cell table:style-name="ce5" office:value-type="string">
            <text:p>M IF 23/19</text:p>
          </table:table-cell>
          <table:table-cell table:style-name="ce5" office:value-type="string">
            <text:p>Acondicionamiento, reparación de pavimento de seguridad, formación de imbornal de recogida de aguas pluvailes y repintado de juegos infantiles existentes en el patio de Infantil del CEIP Antonio Mora Puchol</text:p>
          </table:table-cell>
          <table:table-cell table:style-name="ce10" office:value-type="string">
            <text:p>11-SEP-2019</text:p>
          </table:table-cell>
          <table:table-cell table:style-name="ce10" office:value-type="string">
            <text:p>4.905 €</text:p>
          </table:table-cell>
          <table:table-cell table:style-name="ce10" office:value-type="string">
            <text:p>5.935,05 €</text:p>
          </table:table-cell>
          <table:table-cell table:number-columns-repeated="1017"/>
        </table:table-row>
        <table:table-row table:style-name="ro7">
          <table:table-cell office:value-type="string">
            <text:p>B54864079</text:p>
          </table:table-cell>
          <table:table-cell office:value-type="string">
            <text:p>PLUS MKT INTERNACIONAL</text:p>
          </table:table-cell>
          <table:table-cell office:value-type="string">
            <text:p>cuct2019000057</text:p>
          </table:table-cell>
          <table:table-cell office:value-type="string">
            <text:p>Contratación grupo musical <text:s/>"Mailers" para actuación el 18 de julio de 2019 a las 21:30 horas en la Plaza de Armas del Castillo de Santa Bárbara. Programación estival "A la llum del Castell. Verano 2019"</text:p>
          </table:table-cell>
          <table:table-cell office:value-type="string">
            <text:p>12-JUL-2019</text:p>
          </table:table-cell>
          <table:table-cell office:value-type="string">
            <text:p>1.074,38 €</text:p>
          </table:table-cell>
          <table:table-cell office:value-type="string">
            <text:p>1.300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A12201190</text:p>
          </table:table-cell>
          <table:table-cell table:style-name="ce5" office:value-type="string">
            <text:p>PROVEFE, S.A.</text:p>
          </table:table-cell>
          <table:table-cell table:style-name="ce5" office:value-type="string">
            <text:p>IF M 31/19</text:p>
          </table:table-cell>
          <table:table-cell table:style-name="ce5" office:value-type="string">
            <text:p>Suministro de productos fitosanitarios: 20 unidades de Piretro natura 5L. y 40 unidades de meral 5L.</text:p>
          </table:table-cell>
          <table:table-cell table:style-name="ce10" office:value-type="string">
            <text:p>19-AGO-2019</text:p>
          </table:table-cell>
          <table:table-cell table:style-name="ce10" office:value-type="string">
            <text:p>3.510 €</text:p>
          </table:table-cell>
          <table:table-cell table:style-name="ce10" office:value-type="string">
            <text:p>3.861 €</text:p>
          </table:table-cell>
          <table:table-cell table:number-columns-repeated="1017"/>
        </table:table-row>
        <table:table-row table:style-name="ro4">
          <table:table-cell office:value-type="string">
            <text:p>B96910310</text:p>
          </table:table-cell>
          <table:table-cell office:value-type="string">
            <text:p>QB Desarrollo de personas y organizaciones (Nidinico SL)</text:p>
          </table:table-cell>
          <table:table-cell office:value-type="string">
            <text:p>M RH 7/19</text:p>
          </table:table-cell>
          <table:table-cell office:value-type="string">
            <text:p>Constituye el objeto del presente contrato la realización, disñeo, elaboración de contenidos y materiales didácticos e impartición del curso de "Habilidades de comunicación y gestión emocional positivas", a celebrar del 23/09 al 02/10/19. </text:p>
          </table:table-cell>
          <table:table-cell office:value-type="string">
            <text:p>10-SEP-2019</text:p>
          </table:table-cell>
          <table:table-cell table:number-columns-repeated="2" office:value-type="string">
            <text:p>1.350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IE6379440W</text:p>
          </table:table-cell>
          <table:table-cell table:style-name="ce5" office:value-type="string">
            <text:p>QUEST SOFTWARE INTERNATIONAL LIMITED</text:p>
          </table:table-cell>
          <table:table-cell table:style-name="ce5" office:value-type="string">
            <text:p>M NT 68/2019</text:p>
          </table:table-cell>
          <table:table-cell table:style-name="ce5" office:value-type="string">
            <text:p>Mantenimiento Kace Systems deployment aplliance W/100 Managed computer maintenance renewal y Kace Systems deployment Addtl managed computer maintenance Renewal</text:p>
          </table:table-cell>
          <table:table-cell table:style-name="ce10" office:value-type="string">
            <text:p>27-AGO-2019</text:p>
          </table:table-cell>
          <table:table-cell table:number-columns-repeated="2" table:style-name="ce10" office:value-type="string">
            <text:p>1.257,54 €</text:p>
          </table:table-cell>
          <table:table-cell table:number-columns-repeated="1017"/>
        </table:table-row>
        <table:table-row table:style-name="ro6">
          <table:table-cell office:value-type="string">
            <text:p>G54367339</text:p>
          </table:table-cell>
          <table:table-cell office:value-type="string">
            <text:p>RACING PLAYA SAN JUAN C.D. </text:p>
          </table:table-cell>
          <table:table-cell office:value-type="string">
            <text:p>M JU 2019/16115 BIS </text:p>
          </table:table-cell>
          <table:table-cell office:value-type="string">
            <text:p>campus voley playa del 1 al 31 de julio en playa san juan para 15 alumnas 2 dias por semana</text:p>
          </table:table-cell>
          <table:table-cell office:value-type="string">
            <text:p>28-AGO-2019</text:p>
          </table:table-cell>
          <table:table-cell table:number-columns-repeated="2" office:value-type="string">
            <text:p>60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21513620H</text:p>
          </table:table-cell>
          <table:table-cell table:style-name="ce5" office:value-type="string">
            <text:p>Racó de festas producciones audiovisuales</text:p>
          </table:table-cell>
          <table:table-cell table:style-name="ce5" office:value-type="string">
            <text:p>M CO 2/19</text:p>
          </table:table-cell>
          <table:table-cell table:style-name="ce5" office:value-type="string">
            <text:p>Campaña publicitaria promoción comercio y hosteleria </text:p>
          </table:table-cell>
          <table:table-cell table:style-name="ce10" office:value-type="string">
            <text:p>04-JUL-2019</text:p>
          </table:table-cell>
          <table:table-cell table:style-name="ce10" office:value-type="string">
            <text:p>150 €</text:p>
          </table:table-cell>
          <table:table-cell table:style-name="ce10" office:value-type="string">
            <text:p>181,5 €</text:p>
          </table:table-cell>
          <table:table-cell table:number-columns-repeated="1017"/>
        </table:table-row>
        <table:table-row table:style-name="ro5">
          <table:table-cell office:value-type="string">
            <text:p>A28281368</text:p>
          </table:table-cell>
          <table:table-cell office:value-type="string">
            <text:p>RADIO POPULAR SA (COPE)</text:p>
          </table:table-cell>
          <table:table-cell office:value-type="string">
            <text:p>M JU 2019/15682</text:p>
          </table:table-cell>
          <table:table-cell office:value-type="string">
            <text:p>campaña junio 2019 27 cuñas cope alicante fm especial hogueras 0.0</text:p>
          </table:table-cell>
          <table:table-cell office:value-type="string">
            <text:p>20-AGO-2019</text:p>
          </table:table-cell>
          <table:table-cell office:value-type="string">
            <text:p>499,77 €</text:p>
          </table:table-cell>
          <table:table-cell office:value-type="string">
            <text:p>604,72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28281368</text:p>
          </table:table-cell>
          <table:table-cell table:style-name="ce5" office:value-type="string">
            <text:p>RADIO POPULAR SA (COPE)</text:p>
          </table:table-cell>
          <table:table-cell table:style-name="ce5" office:value-type="string">
            <text:p>M CO 8/19</text:p>
          </table:table-cell>
          <table:table-cell table:style-name="ce5" office:value-type="string">
            <text:p>Campaña publicitaria hogueras 2019 cuñas de radio</text:p>
          </table:table-cell>
          <table:table-cell table:style-name="ce10" office:value-type="string">
            <text:p>20-AGO-2019</text:p>
          </table:table-cell>
          <table:table-cell table:style-name="ce10" office:value-type="string">
            <text:p>499,77 €</text:p>
          </table:table-cell>
          <table:table-cell table:style-name="ce10" office:value-type="string">
            <text:p>604,72 €</text:p>
          </table:table-cell>
          <table:table-cell table:number-columns-repeated="1017"/>
        </table:table-row>
        <table:table-row table:style-name="ro6">
          <table:table-cell office:value-type="string">
            <text:p>B54960612</text:p>
          </table:table-cell>
          <table:table-cell office:value-type="string">
            <text:p>REFORINTER HOME, S.L.U.</text:p>
          </table:table-cell>
          <table:table-cell office:value-type="string">
            <text:p>M IF 24</text:p>
          </table:table-cell>
          <table:table-cell office:value-type="string">
            <text:p>Trabajos de albañilería, reparación y chapado de vasos de compensación de fase I en piscinas de Monte Tossal</text:p>
          </table:table-cell>
          <table:table-cell office:value-type="string">
            <text:p>23-SEP-2019</text:p>
          </table:table-cell>
          <table:table-cell office:value-type="string">
            <text:p>4.430 €</text:p>
          </table:table-cell>
          <table:table-cell office:value-type="string">
            <text:p>5.360,3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3612065</text:p>
          </table:table-cell>
          <table:table-cell table:style-name="ce5" office:value-type="string">
            <text:p>RESTAURANTE EL SORELL SL </text:p>
          </table:table-cell>
          <table:table-cell table:style-name="ce5" office:value-type="string">
            <text:p>M JU 2019/13191</text:p>
          </table:table-cell>
          <table:table-cell table:style-name="ce5" office:value-type="string">
            <text:p>picnic clausura escuela de teatro los dias 28 para 26 personas y el dia 29 de junio para 12 personas </text:p>
          </table:table-cell>
          <table:table-cell table:style-name="ce10" office:value-type="string">
            <text:p>31-JUL-2019</text:p>
          </table:table-cell>
          <table:table-cell table:style-name="ce10" office:value-type="string">
            <text:p>275,88 €</text:p>
          </table:table-cell>
          <table:table-cell table:style-name="ce10" office:value-type="string">
            <text:p>303,47 €</text:p>
          </table:table-cell>
          <table:table-cell table:number-columns-repeated="1017"/>
        </table:table-row>
        <table:table-row table:style-name="ro5">
          <table:table-cell office:value-type="string">
            <text:p>A03207131</text:p>
          </table:table-cell>
          <table:table-cell office:value-type="string">
            <text:p>RESTAURANTE FIESTA S.A.</text:p>
          </table:table-cell>
          <table:table-cell office:value-type="string">
            <text:p>M CM 87/2019</text:p>
          </table:table-cell>
          <table:table-cell office:value-type="string">
            <text:p>Coffe break por Jornadas Gobiernos Locales de los días 19 y 20 septiembre</text:p>
          </table:table-cell>
          <table:table-cell office:value-type="string">
            <text:p>19-SEP-2019</text:p>
          </table:table-cell>
          <table:table-cell office:value-type="string">
            <text:p>1.260 €</text:p>
          </table:table-cell>
          <table:table-cell office:value-type="string">
            <text:p>1.386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21456720C</text:p>
          </table:table-cell>
          <table:table-cell table:style-name="ce5" office:value-type="string">
            <text:p>Ricardo Capell Sánchez-Morote</text:p>
          </table:table-cell>
          <table:table-cell table:style-name="ce5" office:value-type="string">
            <text:p>M NT 82/2019</text:p>
          </table:table-cell>
          <table:table-cell table:style-name="ce5" office:value-type="string">
            <text:p>Redacción anteproyecto valorado para la intervención integral en la edificación,situada en la calle Jorge Juan, 4 Alicante</text:p>
          </table:table-cell>
          <table:table-cell table:style-name="ce10" office:value-type="string">
            <text:p>06-SEP-2019</text:p>
          </table:table-cell>
          <table:table-cell table:style-name="ce10" office:value-type="string">
            <text:p>2.400 €</text:p>
          </table:table-cell>
          <table:table-cell table:style-name="ce10" office:value-type="string">
            <text:p>2.904 €</text:p>
          </table:table-cell>
          <table:table-cell table:number-columns-repeated="1017"/>
        </table:table-row>
        <table:table-row table:style-name="ro11">
          <table:table-cell office:value-type="string">
            <text:p>21439337W</text:p>
          </table:table-cell>
          <table:table-cell office:value-type="string">
            <text:p>Rosario Teresa Chacopino Lloret</text:p>
          </table:table-cell>
          <table:table-cell office:value-type="string">
            <text:p>M RH 1/19</text:p>
          </table:table-cell>
          <table:table-cell office:value-type="string">
            <text:p>Constituye el objeto del presente contrato la realización, diseño, elaboración de contenidos y materiales didácticos e impartición <text:s/>de un curso de "Aplicación de mindfulness en el ámbito laboral", con fechas de realización el 23 de septiembre, 14, 21 y 28 de octubre, 4, 11, 18 y 25 de noviembre y 2, 9 y 16 de diciembre de 2019. </text:p>
          </table:table-cell>
          <table:table-cell office:value-type="string">
            <text:p>10-SEP-2019</text:p>
          </table:table-cell>
          <table:table-cell table:number-columns-repeated="2" office:value-type="string">
            <text:p>600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87874467</text:p>
          </table:table-cell>
          <table:table-cell table:style-name="ce5" office:value-type="string">
            <text:p>Seinsol, S.L.</text:p>
          </table:table-cell>
          <table:table-cell table:style-name="ce5" office:value-type="string">
            <text:p>M NT 63/2019</text:p>
          </table:table-cell>
          <table:table-cell table:style-name="ce5" office:value-type="string">
            <text:p>Suministro 50 cajas CD-R 700Mb de 10 unds. para las distintas dependencias municipales</text:p>
          </table:table-cell>
          <table:table-cell table:style-name="ce10" office:value-type="string">
            <text:p>23-JUL-2019</text:p>
          </table:table-cell>
          <table:table-cell table:style-name="ce10" office:value-type="string">
            <text:p>274 €</text:p>
          </table:table-cell>
          <table:table-cell table:style-name="ce10" office:value-type="string">
            <text:p>331,54 €</text:p>
          </table:table-cell>
          <table:table-cell table:number-columns-repeated="1017"/>
        </table:table-row>
        <table:table-row table:style-name="ro10">
          <table:table-cell office:value-type="string">
            <text:p>B87874467</text:p>
          </table:table-cell>
          <table:table-cell office:value-type="string">
            <text:p>Seinsol, S.L.</text:p>
          </table:table-cell>
          <table:table-cell office:value-type="string">
            <text:p>M NT 75/2019</text:p>
          </table:table-cell>
          <table:table-cell office:value-type="string">
            <text:p>Suministro 7 tablets S6 Samsung Galaxy 8GB RAM y 128GB de memoria interna; 7 Samsung BookCover y 7 licencias de Samsung Knox Manager</text:p>
          </table:table-cell>
          <table:table-cell office:value-type="string">
            <text:p>10-SEP-2019</text:p>
          </table:table-cell>
          <table:table-cell office:value-type="string">
            <text:p>5.376,35 €</text:p>
          </table:table-cell>
          <table:table-cell office:value-type="string">
            <text:p>6.505,38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96265020</text:p>
          </table:table-cell>
          <table:table-cell table:style-name="ce5" office:value-type="string">
            <text:p>SERVEIS INTEGRALS LAFUENTE, S.L.</text:p>
          </table:table-cell>
          <table:table-cell table:style-name="ce5" office:value-type="string">
            <text:p>M NT 93/2019</text:p>
          </table:table-cell>
          <table:table-cell table:style-name="ce5" office:value-type="string">
            <text:p>Prestación Servicios Conserje Edificio Puerta Ferrisa "X Jornadas Gobiernos Locales"</text:p>
          </table:table-cell>
          <table:table-cell table:style-name="ce10" office:value-type="string">
            <text:p>24-JUL-2019</text:p>
          </table:table-cell>
          <table:table-cell table:style-name="ce10" office:value-type="string">
            <text:p>64,5 €</text:p>
          </table:table-cell>
          <table:table-cell table:style-name="ce10" office:value-type="string">
            <text:p>78,05 €</text:p>
          </table:table-cell>
          <table:table-cell table:number-columns-repeated="1017"/>
        </table:table-row>
        <table:table-row table:style-name="ro5">
          <table:table-cell office:value-type="string">
            <text:p>A25027145</text:p>
          </table:table-cell>
          <table:table-cell office:value-type="string">
            <text:p>SERVICIOS DE MICROINFORMATICA, S.A.</text:p>
          </table:table-cell>
          <table:table-cell office:value-type="string">
            <text:p>M NT 58/19</text:p>
          </table:table-cell>
          <table:table-cell office:value-type="string">
            <text:p>Suministro apple Ipad Pro 11 Wifi+Cellular 512 GB - Space Grey New con funda</text:p>
          </table:table-cell>
          <table:table-cell office:value-type="string">
            <text:p>17-JUL-2019</text:p>
          </table:table-cell>
          <table:table-cell office:value-type="string">
            <text:p>1.118,19 €</text:p>
          </table:table-cell>
          <table:table-cell office:value-type="string">
            <text:p>1.177,42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A25027145</text:p>
          </table:table-cell>
          <table:table-cell table:style-name="ce5" office:value-type="string">
            <text:p>SERVICIOS DE MICROINFORMATICA, S.A.</text:p>
          </table:table-cell>
          <table:table-cell table:style-name="ce5" office:value-type="string">
            <text:p>M NT 61/19</text:p>
          </table:table-cell>
          <table:table-cell table:style-name="ce5" office:value-type="string">
            <text:p>Suministro ordenador portatil Toshiba portege W20W-E-11 I5-7200U 8GB, adaptador viaje,bolsa transporte</text:p>
          </table:table-cell>
          <table:table-cell table:style-name="ce10" office:value-type="string">
            <text:p>15-JUL-2019</text:p>
          </table:table-cell>
          <table:table-cell table:style-name="ce10" office:value-type="string">
            <text:p>1.351,5 €</text:p>
          </table:table-cell>
          <table:table-cell table:style-name="ce10" office:value-type="string">
            <text:p>1.635,32 €</text:p>
          </table:table-cell>
          <table:table-cell table:number-columns-repeated="1017"/>
        </table:table-row>
        <table:table-row table:style-name="ro5">
          <table:table-cell office:value-type="string">
            <text:p>B03970910</text:p>
          </table:table-cell>
          <table:table-cell office:value-type="string">
            <text:p>SG ASOCIADOS SL </text:p>
          </table:table-cell>
          <table:table-cell office:value-type="string">
            <text:p>M JU 2019/12890</text:p>
          </table:table-cell>
          <table:table-cell office:value-type="string">
            <text:p>alquiler maquina WL 2000 en centro 14 unamuno </text:p>
          </table:table-cell>
          <table:table-cell office:value-type="string">
            <text:p>31-JUL-2019</text:p>
          </table:table-cell>
          <table:table-cell office:value-type="string">
            <text:p>89,7 €</text:p>
          </table:table-cell>
          <table:table-cell office:value-type="string">
            <text:p>108,54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95/2019</text:p>
          </table:table-cell>
          <table:table-cell table:style-name="ce5" office:value-type="string">
            <text:p>Suministro y mantenimiento máquina multifunción dependencias municipales</text:p>
          </table:table-cell>
          <table:table-cell table:style-name="ce10" office:value-type="string">
            <text:p>30-AGO-2019</text:p>
          </table:table-cell>
          <table:table-cell table:style-name="ce10" office:value-type="string">
            <text:p>257,02 €</text:p>
          </table:table-cell>
          <table:table-cell table:style-name="ce10" office:value-type="string">
            <text:p>310,99 €</text:p>
          </table:table-cell>
          <table:table-cell table:number-columns-repeated="1017"/>
        </table:table-row>
        <table:table-row table:style-name="ro5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92/2019</text:p>
          </table:table-cell>
          <table:table-cell office:value-type="string">
            <text:p>Suministro y mantenimiento máquina multifuncional dependencias municipales.</text:p>
          </table:table-cell>
          <table:table-cell office:value-type="string">
            <text:p>30-AGO-2019</text:p>
          </table:table-cell>
          <table:table-cell office:value-type="string">
            <text:p>30 €</text:p>
          </table:table-cell>
          <table:table-cell office:value-type="string">
            <text:p>36,3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90/2019</text:p>
          </table:table-cell>
          <table:table-cell table:style-name="ce5" office:value-type="string">
            <text:p>Abono suministro, instalación y mantenimiento de sistemas de impresión multifuncional en dependencias municipales.</text:p>
            <text:p/>
            <text:p/>
          </table:table-cell>
          <table:table-cell table:style-name="ce10" office:value-type="string">
            <text:p>30-JUL-2019</text:p>
          </table:table-cell>
          <table:table-cell table:style-name="ce10" office:value-type="string">
            <text:p>30 €</text:p>
          </table:table-cell>
          <table:table-cell table:style-name="ce10" office:value-type="string">
            <text:p>36,3 €</text:p>
          </table:table-cell>
          <table:table-cell table:number-columns-repeated="1017"/>
        </table:table-row>
        <table:table-row table:style-name="ro3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CO 11/19</text:p>
          </table:table-cell>
          <table:table-cell office:value-type="string">
            <text:p>Copias de la junta arbitral de consumo</text:p>
          </table:table-cell>
          <table:table-cell office:value-type="string">
            <text:p>30-AGO-2019</text:p>
          </table:table-cell>
          <table:table-cell office:value-type="string">
            <text:p>13,73 €</text:p>
          </table:table-cell>
          <table:table-cell office:value-type="string">
            <text:p>16,61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CO 10/19</text:p>
          </table:table-cell>
          <table:table-cell table:style-name="ce5" office:value-type="string">
            <text:p>Copias junta arbitral consumo</text:p>
          </table:table-cell>
          <table:table-cell table:style-name="ce10" office:value-type="string">
            <text:p>31-JUL-2019</text:p>
          </table:table-cell>
          <table:table-cell table:style-name="ce10" office:value-type="string">
            <text:p>34,84 €</text:p>
          </table:table-cell>
          <table:table-cell table:style-name="ce10" office:value-type="string">
            <text:p>42,16 €</text:p>
          </table:table-cell>
          <table:table-cell table:number-columns-repeated="1017"/>
        </table:table-row>
        <table:table-row table:style-name="ro5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94/2019</text:p>
          </table:table-cell>
          <table:table-cell office:value-type="string">
            <text:p>Suministro y mantenimiento máquina multifunción dependencias municipales</text:p>
          </table:table-cell>
          <table:table-cell office:value-type="string">
            <text:p>30-AGO-2019</text:p>
          </table:table-cell>
          <table:table-cell office:value-type="string">
            <text:p>30 €</text:p>
          </table:table-cell>
          <table:table-cell office:value-type="string">
            <text:p>36,3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91/2019</text:p>
          </table:table-cell>
          <table:table-cell table:style-name="ce5" office:value-type="string">
            <text:p>Suministro y mantenimiento máquinas multifuncionales dependencia municipales: Participación Ciudadana, Distritos Municipales y Centro del Voluntariado</text:p>
          </table:table-cell>
          <table:table-cell table:style-name="ce10" office:value-type="string">
            <text:p>30-AGO-2019</text:p>
          </table:table-cell>
          <table:table-cell table:style-name="ce10" office:value-type="string">
            <text:p>30 €</text:p>
          </table:table-cell>
          <table:table-cell table:style-name="ce10" office:value-type="string">
            <text:p>36,3 €</text:p>
          </table:table-cell>
          <table:table-cell table:number-columns-repeated="1017"/>
        </table:table-row>
        <table:table-row table:style-name="ro4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86/2019</text:p>
          </table:table-cell>
          <table:table-cell office:value-type="string">
            <text:p>Abono suministro, instalación y mantenimiento de sistemas de impresión multifuncional (fotocopiadoras) en dependencias municipales. </text:p>
            <text:p/>
            <text:p/>
          </table:table-cell>
          <table:table-cell office:value-type="string">
            <text:p>30-JUL-2019</text:p>
          </table:table-cell>
          <table:table-cell office:value-type="string">
            <text:p>373,87 €</text:p>
          </table:table-cell>
          <table:table-cell office:value-type="string">
            <text:p>452,38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89/2019</text:p>
          </table:table-cell>
          <table:table-cell table:style-name="ce5" office:value-type="string">
            <text:p>Abono suministro, instalación y mantenimiento de sistemas de impresión multifuncional (fotocopiadoras) en dependencias municipales. Distrito Municipal nº 3. Julio 2019</text:p>
          </table:table-cell>
          <table:table-cell table:style-name="ce10" office:value-type="string">
            <text:p>30-JUL-2019</text:p>
          </table:table-cell>
          <table:table-cell table:style-name="ce10" office:value-type="string">
            <text:p>90,59 €</text:p>
          </table:table-cell>
          <table:table-cell table:style-name="ce10" office:value-type="string">
            <text:p>109,61 €</text:p>
          </table:table-cell>
          <table:table-cell table:number-columns-repeated="1017"/>
        </table:table-row>
        <table:table-row table:style-name="ro10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87/2019</text:p>
          </table:table-cell>
          <table:table-cell office:value-type="string">
            <text:p>Suministro, instalación y mantenimiento de sistemas de impresión multifuncional (fotocopiadoras) en dependencias municipales. Distrito Municipal nº 2. </text:p>
          </table:table-cell>
          <table:table-cell office:value-type="string">
            <text:p>30-JUL-2019</text:p>
          </table:table-cell>
          <table:table-cell office:value-type="string">
            <text:p>30 €</text:p>
          </table:table-cell>
          <table:table-cell office:value-type="string">
            <text:p>36,3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88/2019</text:p>
          </table:table-cell>
          <table:table-cell table:style-name="ce5" office:value-type="string">
            <text:p>Abono suministro, instalación y mantenimiento de sistemas de impresión multifuncional (fotocopiadoras) en dependencias municipales. </text:p>
          </table:table-cell>
          <table:table-cell table:style-name="ce10" office:value-type="string">
            <text:p>30-JUL-2019</text:p>
          </table:table-cell>
          <table:table-cell table:style-name="ce10" office:value-type="string">
            <text:p>30 €</text:p>
          </table:table-cell>
          <table:table-cell table:style-name="ce10" office:value-type="string">
            <text:p>36,3 €</text:p>
          </table:table-cell>
          <table:table-cell table:number-columns-repeated="1017"/>
        </table:table-row>
        <table:table-row table:style-name="ro6">
          <table:table-cell office:value-type="string">
            <text:p>B54691506</text:p>
          </table:table-cell>
          <table:table-cell office:value-type="string">
            <text:p>SONORIZACIONES ANGEL SL </text:p>
          </table:table-cell>
          <table:table-cell office:value-type="string">
            <text:p>M JU 2019/13344</text:p>
          </table:table-cell>
          <table:table-cell office:value-type="string">
            <text:p>proyeccion pelicua el dia 16 de julio de 2019 en plaza correos alicante a las 22:00 hrs semana orgullo gay</text:p>
          </table:table-cell>
          <table:table-cell office:value-type="string">
            <text:p>01-AGO-2019</text:p>
          </table:table-cell>
          <table:table-cell office:value-type="string">
            <text:p>630 €</text:p>
          </table:table-cell>
          <table:table-cell office:value-type="string">
            <text:p>762,3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03460961</text:p>
          </table:table-cell>
          <table:table-cell table:style-name="ce5" office:value-type="string">
            <text:p>Sucesor de Such Serra, S.A.</text:p>
          </table:table-cell>
          <table:table-cell table:style-name="ce5" office:value-type="string">
            <text:p>M ED 15/19</text:p>
          </table:table-cell>
          <table:table-cell table:style-name="ce5" office:value-type="string">
            <text:p>Ípticos "Educar en Familia", formato A5 para primaria y secundaria.</text:p>
          </table:table-cell>
          <table:table-cell table:style-name="ce10" office:value-type="string">
            <text:p>12-JUL-2019</text:p>
          </table:table-cell>
          <table:table-cell table:style-name="ce10" office:value-type="string">
            <text:p>516,56 €</text:p>
          </table:table-cell>
          <table:table-cell table:style-name="ce10" office:value-type="string">
            <text:p>625,04 €</text:p>
          </table:table-cell>
          <table:table-cell table:number-columns-repeated="1017"/>
        </table:table-row>
        <table:table-row table:style-name="ro5">
          <table:table-cell office:value-type="string">
            <text:p>A03237906</text:p>
          </table:table-cell>
          <table:table-cell office:value-type="string">
            <text:p>SUMINISTROS INDUSTRIALES FARELL, S.A </text:p>
          </table:table-cell>
          <table:table-cell office:value-type="string">
            <text:p>M JU 2019/16097</text:p>
          </table:table-cell>
          <table:table-cell office:value-type="string">
            <text:p>copia llave puntos centro 14 </text:p>
          </table:table-cell>
          <table:table-cell office:value-type="string">
            <text:p>28-AGO-2019</text:p>
          </table:table-cell>
          <table:table-cell office:value-type="string">
            <text:p>9,9 €</text:p>
          </table:table-cell>
          <table:table-cell office:value-type="string">
            <text:p>11,98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03237906</text:p>
          </table:table-cell>
          <table:table-cell table:style-name="ce5" office:value-type="string">
            <text:p>SUMINISTROS INDUSTRIALES FARELL, S.A </text:p>
          </table:table-cell>
          <table:table-cell table:style-name="ce5" office:value-type="string">
            <text:p>M ES 1/19</text:p>
          </table:table-cell>
          <table:table-cell table:style-name="ce5" office:value-type="string">
            <text:p>Suministro de 15 uds. de silicona multiuso transparente y una pistola silicona eco lams.</text:p>
          </table:table-cell>
          <table:table-cell table:style-name="ce10" office:value-type="string">
            <text:p>30-JUL-2019</text:p>
          </table:table-cell>
          <table:table-cell table:style-name="ce10" office:value-type="string">
            <text:p>22,63 €</text:p>
          </table:table-cell>
          <table:table-cell table:style-name="ce10" office:value-type="string">
            <text:p>27,38 €</text:p>
          </table:table-cell>
          <table:table-cell table:number-columns-repeated="1017"/>
        </table:table-row>
        <table:table-row table:style-name="ro5">
          <table:table-cell office:value-type="string">
            <text:p>X3284805Z</text:p>
          </table:table-cell>
          <table:table-cell office:value-type="string">
            <text:p>SUSANNE MIRIAM SPETH</text:p>
          </table:table-cell>
          <table:table-cell office:value-type="string">
            <text:p>M JU 2019/13777</text:p>
          </table:table-cell>
          <table:table-cell office:value-type="string">
            <text:p>iniciacion aleman nivel a1.1 del 1 al 25 de julio en el claustro</text:p>
          </table:table-cell>
          <table:table-cell office:value-type="string">
            <text:p>01-AGO-2019</text:p>
          </table:table-cell>
          <table:table-cell table:number-columns-repeated="2" office:value-type="string">
            <text:p>816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774815</text:p>
          </table:table-cell>
          <table:table-cell table:style-name="ce5" office:value-type="string">
            <text:p>TECNICALIA 24, S.L.</text:p>
          </table:table-cell>
          <table:table-cell table:style-name="ce5" office:value-type="string">
            <text:p>M IF 21/19</text:p>
          </table:table-cell>
          <table:table-cell table:style-name="ce5" office:value-type="string">
            <text:p>Adecuación de vado y entrada y salida de vehículos a la normativa vigente en el CEIP El Palmeral</text:p>
          </table:table-cell>
          <table:table-cell table:style-name="ce10" office:value-type="string">
            <text:p>22-JUL-2019</text:p>
          </table:table-cell>
          <table:table-cell table:style-name="ce10" office:value-type="string">
            <text:p>4.980,67 €</text:p>
          </table:table-cell>
          <table:table-cell table:style-name="ce10" office:value-type="string">
            <text:p>6.026,61 €</text:p>
          </table:table-cell>
          <table:table-cell table:number-columns-repeated="1017"/>
        </table:table-row>
        <table:table-row table:style-name="ro6">
          <table:table-cell office:value-type="string">
            <text:p>B42617829</text:p>
          </table:table-cell>
          <table:table-cell office:value-type="string">
            <text:p>TERALCO SOLUTIONS SL</text:p>
          </table:table-cell>
          <table:table-cell office:value-type="string">
            <text:p>M NT 73/2019</text:p>
          </table:table-cell>
          <table:table-cell office:value-type="string">
            <text:p>Servicio técnico de Consultoría para desarrollos basados en Oracle Middleware 12c y Oracle ADF</text:p>
          </table:table-cell>
          <table:table-cell office:value-type="string">
            <text:p>05-AGO-2019</text:p>
          </table:table-cell>
          <table:table-cell office:value-type="string">
            <text:p>12.675 €</text:p>
          </table:table-cell>
          <table:table-cell office:value-type="string">
            <text:p>15.336,75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21495066W</text:p>
          </table:table-cell>
          <table:table-cell table:style-name="ce5" office:value-type="string">
            <text:p>Tintorería Masip</text:p>
          </table:table-cell>
          <table:table-cell table:style-name="ce5" office:value-type="string">
            <text:p>M SE 11/19</text:p>
          </table:table-cell>
          <table:table-cell table:style-name="ce5" office:value-type="string">
            <text:p>Mantenimiento y limpieza de trajes de intervención</text:p>
          </table:table-cell>
          <table:table-cell table:style-name="ce10" office:value-type="string">
            <text:p>15-AGO-2019</text:p>
          </table:table-cell>
          <table:table-cell table:number-columns-repeated="2" table:style-name="ce10" office:value-type="string">
            <text:p>1.623,75 €</text:p>
          </table:table-cell>
          <table:table-cell table:number-columns-repeated="1017"/>
        </table:table-row>
        <table:table-row table:style-name="ro5">
          <table:table-cell office:value-type="string">
            <text:p>B54470091</text:p>
          </table:table-cell>
          <table:table-cell office:value-type="string">
            <text:p>TRAMUNTANA AVENTURA SL</text:p>
          </table:table-cell>
          <table:table-cell office:value-type="string">
            <text:p>M JU 2019/13514</text:p>
          </table:table-cell>
          <table:table-cell office:value-type="string">
            <text:p>actividad paddle sup en rio segura el 23 de julio </text:p>
          </table:table-cell>
          <table:table-cell office:value-type="string">
            <text:p>01-AGO-2019</text:p>
          </table:table-cell>
          <table:table-cell office:value-type="string">
            <text:p>297,52 €</text:p>
          </table:table-cell>
          <table:table-cell office:value-type="string">
            <text:p>360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470091</text:p>
          </table:table-cell>
          <table:table-cell table:style-name="ce5" office:value-type="string">
            <text:p>TRAMUNTANA AVENTURA SL</text:p>
          </table:table-cell>
          <table:table-cell table:style-name="ce5" office:value-type="string">
            <text:p>M JU 920190013495</text:p>
          </table:table-cell>
          <table:table-cell table:style-name="ce5" office:value-type="string">
            <text:p>actividad espeleologica tunel del sumidor 29 de junio</text:p>
          </table:table-cell>
          <table:table-cell table:style-name="ce10" office:value-type="string">
            <text:p>31-JUL-2019</text:p>
          </table:table-cell>
          <table:table-cell table:style-name="ce10" office:value-type="string">
            <text:p>512,4 €</text:p>
          </table:table-cell>
          <table:table-cell table:style-name="ce10" office:value-type="string">
            <text:p>620 €</text:p>
          </table:table-cell>
          <table:table-cell table:number-columns-repeated="1017"/>
        </table:table-row>
        <table:table-row table:style-name="ro5">
          <table:table-cell office:value-type="string">
            <text:p>B54470091</text:p>
          </table:table-cell>
          <table:table-cell office:value-type="string">
            <text:p>TRAMUNTANA AVENTURA SL</text:p>
          </table:table-cell>
          <table:table-cell office:value-type="string">
            <text:p>M JU 2019/16063</text:p>
          </table:table-cell>
          <table:table-cell office:value-type="string">
            <text:p>actividad descenso fluvial rio clariano 9 de julio </text:p>
          </table:table-cell>
          <table:table-cell office:value-type="string">
            <text:p>28-AGO-2019</text:p>
          </table:table-cell>
          <table:table-cell office:value-type="string">
            <text:p>512,4 €</text:p>
          </table:table-cell>
          <table:table-cell office:value-type="string">
            <text:p>62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4470091</text:p>
          </table:table-cell>
          <table:table-cell table:style-name="ce5" office:value-type="string">
            <text:p>TRAMUNTANA AVENTURA SL</text:p>
          </table:table-cell>
          <table:table-cell table:style-name="ce5" office:value-type="string">
            <text:p>M JU 2019/13635</text:p>
          </table:table-cell>
          <table:table-cell table:style-name="ce5" office:value-type="string">
            <text:p>actividad baranco gorgo de la escalera 25/07/2019</text:p>
          </table:table-cell>
          <table:table-cell table:style-name="ce10" office:value-type="string">
            <text:p>01-AGO-2019</text:p>
          </table:table-cell>
          <table:table-cell table:style-name="ce10" office:value-type="string">
            <text:p>512,4 €</text:p>
          </table:table-cell>
          <table:table-cell table:style-name="ce10" office:value-type="string">
            <text:p>620 €</text:p>
          </table:table-cell>
          <table:table-cell table:number-columns-repeated="1017"/>
        </table:table-row>
        <table:table-row table:style-name="ro5">
          <table:table-cell office:value-type="string">
            <text:p>B54470091</text:p>
          </table:table-cell>
          <table:table-cell office:value-type="string">
            <text:p>TRAMUNTANA AVENTURA SL</text:p>
          </table:table-cell>
          <table:table-cell office:value-type="string">
            <text:p>M JU 2019/13245</text:p>
          </table:table-cell>
          <table:table-cell office:value-type="string">
            <text:p>actividad via ferrata redovan 16 de julio </text:p>
          </table:table-cell>
          <table:table-cell office:value-type="string">
            <text:p>31-JUL-2019</text:p>
          </table:table-cell>
          <table:table-cell office:value-type="string">
            <text:p>512,4 €</text:p>
          </table:table-cell>
          <table:table-cell office:value-type="string">
            <text:p>62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4470091</text:p>
          </table:table-cell>
          <table:table-cell table:style-name="ce5" office:value-type="string">
            <text:p>TRAMUNTANA AVENTURA SL</text:p>
          </table:table-cell>
          <table:table-cell table:style-name="ce5" office:value-type="string">
            <text:p>M JU 2019/11885</text:p>
          </table:table-cell>
          <table:table-cell table:style-name="ce5" office:value-type="string">
            <text:p>actividad barranco acuatico gorgo de la escalera 2 de julio de 2019</text:p>
          </table:table-cell>
          <table:table-cell table:style-name="ce10" office:value-type="string">
            <text:p>31-JUL-2019</text:p>
          </table:table-cell>
          <table:table-cell table:style-name="ce10" office:value-type="string">
            <text:p>512,4 €</text:p>
          </table:table-cell>
          <table:table-cell table:style-name="ce10" office:value-type="string">
            <text:p>620 €</text:p>
          </table:table-cell>
          <table:table-cell table:number-columns-repeated="1017"/>
        </table:table-row>
        <table:table-row table:style-name="ro5">
          <table:table-cell office:value-type="string">
            <text:p>B54470091</text:p>
          </table:table-cell>
          <table:table-cell office:value-type="string">
            <text:p>TRAMUNTANA AVENTURA SL</text:p>
          </table:table-cell>
          <table:table-cell office:value-type="string">
            <text:p>M JU 2019/13169</text:p>
          </table:table-cell>
          <table:table-cell office:value-type="string">
            <text:p>Actividad de coastering 10 de julio</text:p>
          </table:table-cell>
          <table:table-cell office:value-type="string">
            <text:p>31-JUL-2019</text:p>
          </table:table-cell>
          <table:table-cell office:value-type="string">
            <text:p>512,4 €</text:p>
          </table:table-cell>
          <table:table-cell office:value-type="string">
            <text:p>62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4470091</text:p>
          </table:table-cell>
          <table:table-cell table:style-name="ce5" office:value-type="string">
            <text:p>TRAMUNTANA AVENTURA SL</text:p>
          </table:table-cell>
          <table:table-cell table:style-name="ce5" office:value-type="string">
            <text:p>M JU 2019/13287</text:p>
          </table:table-cell>
          <table:table-cell table:style-name="ce5" office:value-type="string">
            <text:p>actividad paddle sup en rio segura 17 de julio de 2019</text:p>
          </table:table-cell>
          <table:table-cell table:style-name="ce10" office:value-type="string">
            <text:p>01-AGO-2019</text:p>
          </table:table-cell>
          <table:table-cell table:style-name="ce10" office:value-type="string">
            <text:p>297,52 €</text:p>
          </table:table-cell>
          <table:table-cell table:style-name="ce10" office:value-type="string">
            <text:p>360 €</text:p>
          </table:table-cell>
          <table:table-cell table:number-columns-repeated="1017"/>
        </table:table-row>
        <table:table-row table:style-name="ro10">
          <table:table-cell office:value-type="string">
            <text:p>B53121935</text:p>
          </table:table-cell>
          <table:table-cell office:value-type="string">
            <text:p>TT Santa Pola Tabarca S.L</text:p>
          </table:table-cell>
          <table:table-cell office:value-type="string">
            <text:p>M SA 1/19</text:p>
          </table:table-cell>
          <table:table-cell office:value-type="string">
            <text:p>Traslado concejales sanidad Santa Pola-Tabarca 31/07/19</text:p>
            <text:p/>
            <text:p/>
          </table:table-cell>
          <table:table-cell office:value-type="string">
            <text:p>31-JUL-2019</text:p>
          </table:table-cell>
          <table:table-cell office:value-type="string">
            <text:p>27,27 €</text:p>
          </table:table-cell>
          <table:table-cell office:value-type="string">
            <text:p>30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30769285</text:p>
          </table:table-cell>
          <table:table-cell table:style-name="ce5" office:value-type="string">
            <text:p>Unidad Médica Hiperbárica</text:p>
          </table:table-cell>
          <table:table-cell table:style-name="ce5" office:value-type="string">
            <text:p>M SE 14/19</text:p>
          </table:table-cell>
          <table:table-cell table:style-name="ce5" office:value-type="string">
            <text:p>Disponibilidad cámara hiperbárica</text:p>
          </table:table-cell>
          <table:table-cell table:style-name="ce10" office:value-type="string">
            <text:p>05-AGO-2019</text:p>
          </table:table-cell>
          <table:table-cell table:number-columns-repeated="2" table:style-name="ce10" office:value-type="string">
            <text:p>78 €</text:p>
          </table:table-cell>
          <table:table-cell table:number-columns-repeated="1017"/>
        </table:table-row>
        <table:table-row table:style-name="ro5">
          <table:table-cell office:value-type="string">
            <text:p>B30769285</text:p>
          </table:table-cell>
          <table:table-cell office:value-type="string">
            <text:p>Unidad Médica Hiperbárica</text:p>
          </table:table-cell>
          <table:table-cell office:value-type="string">
            <text:p>M SE 12/19</text:p>
          </table:table-cell>
          <table:table-cell office:value-type="string">
            <text:p>Disponibilidad <text:s/>mes en curso unida buceo bomberos</text:p>
          </table:table-cell>
          <table:table-cell office:value-type="string">
            <text:p>15-JUL-2019</text:p>
          </table:table-cell>
          <table:table-cell table:number-columns-repeated="2" office:value-type="string">
            <text:p>78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28782936</text:p>
          </table:table-cell>
          <table:table-cell table:style-name="ce5" office:value-type="string">
            <text:p>UNIPREX SAU </text:p>
          </table:table-cell>
          <table:table-cell table:style-name="ce5" office:value-type="string">
            <text:p>M JU 2019/11906</text:p>
          </table:table-cell>
          <table:table-cell table:style-name="ce5" office:value-type="string">
            <text:p>publicidad fogueres 0.0 en uniprex sau del 15 al 24 de junio </text:p>
          </table:table-cell>
          <table:table-cell table:style-name="ce10" office:value-type="string">
            <text:p>31-JUL-2019</text:p>
          </table:table-cell>
          <table:table-cell table:style-name="ce10" office:value-type="string">
            <text:p>320 €</text:p>
          </table:table-cell>
          <table:table-cell table:style-name="ce10" office:value-type="string">
            <text:p>387,2 €</text:p>
          </table:table-cell>
          <table:table-cell table:number-columns-repeated="1017"/>
        </table:table-row>
        <table:table-row table:style-name="ro5">
          <table:table-cell office:value-type="string">
            <text:p>A28782936</text:p>
          </table:table-cell>
          <table:table-cell office:value-type="string">
            <text:p>UNIPREX SAU </text:p>
          </table:table-cell>
          <table:table-cell office:value-type="string">
            <text:p>M JU 2019/11907</text:p>
          </table:table-cell>
          <table:table-cell office:value-type="string">
            <text:p>publicidad fogueras 0.0 en uniprex del 15 al 24 de junio </text:p>
          </table:table-cell>
          <table:table-cell office:value-type="string">
            <text:p>31-JUL-2019</text:p>
          </table:table-cell>
          <table:table-cell office:value-type="string">
            <text:p>180 €</text:p>
          </table:table-cell>
          <table:table-cell office:value-type="string">
            <text:p>217,8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A28782936</text:p>
          </table:table-cell>
          <table:table-cell table:style-name="ce5" office:value-type="string">
            <text:p>UNIPREX SAU </text:p>
          </table:table-cell>
          <table:table-cell table:style-name="ce5" office:value-type="string">
            <text:p>M CO 1/19</text:p>
          </table:table-cell>
          <table:table-cell table:style-name="ce5" office:value-type="string">
            <text:p>Campaña Publicitarias promoción comercio y hosteleria<text:tab/></text:p>
            <text:p/>
            <text:p/>
            <text:p/>
            <text:p/>
            <text:p/>
          </table:table-cell>
          <table:table-cell table:style-name="ce10" office:value-type="string">
            <text:p>03-JUL-2019</text:p>
          </table:table-cell>
          <table:table-cell table:style-name="ce10" office:value-type="string">
            <text:p>493 €</text:p>
          </table:table-cell>
          <table:table-cell table:style-name="ce10" office:value-type="string">
            <text:p>596,53 €</text:p>
          </table:table-cell>
          <table:table-cell table:number-columns-repeated="1017"/>
        </table:table-row>
        <table:table-row table:style-name="ro6">
          <table:table-cell office:value-type="string">
            <text:p>U87959847</text:p>
          </table:table-cell>
          <table:table-cell office:value-type="string">
            <text:p>UTE CASTRUM ALBUM</text:p>
          </table:table-cell>
          <table:table-cell office:value-type="string">
            <text:p>M IF 7/19</text:p>
          </table:table-cell>
          <table:table-cell office:value-type="string">
            <text:p>Servicio de instalación del descargador de intervalos eléctricos para la puesta en marcha del TRAM del Postiguet<text:tab/></text:p>
          </table:table-cell>
          <table:table-cell office:value-type="string">
            <text:p>15-JUL-2019</text:p>
          </table:table-cell>
          <table:table-cell office:value-type="string">
            <text:p>8.675,5 €</text:p>
          </table:table-cell>
          <table:table-cell office:value-type="string">
            <text:p>10.497,36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21480732C</text:p>
          </table:table-cell>
          <table:table-cell table:style-name="ce5" office:value-type="string">
            <text:p>YOLANDA ALONSO SANZ </text:p>
          </table:table-cell>
          <table:table-cell table:style-name="ce5" office:value-type="string">
            <text:p>M JU 2019/15915</text:p>
          </table:table-cell>
          <table:table-cell table:style-name="ce5" office:value-type="string">
            <text:p>Clases pintura en centro unamuno taller expresate a traves de la pintura del 2 al 25 de julio y material en calle unamuno</text:p>
          </table:table-cell>
          <table:table-cell table:style-name="ce10" office:value-type="string">
            <text:p>23-AGO-2019</text:p>
          </table:table-cell>
          <table:table-cell table:style-name="ce10" office:value-type="string">
            <text:p>1.115 €</text:p>
          </table:table-cell>
          <table:table-cell table:style-name="ce10" office:value-type="string">
            <text:p>1.178 €</text:p>
          </table:table-cell>
          <table:table-cell table:number-columns-repeated="1017"/>
        </table:table-row>
        <table:table-row table:style-name="ro10">
          <table:table-cell office:value-type="string">
            <text:p>B54949268</text:p>
          </table:table-cell>
          <table:table-cell office:value-type="string">
            <text:p>ZENITAL DISEÑO Y CONSTRUCCION, S.L.</text:p>
          </table:table-cell>
          <table:table-cell office:value-type="string">
            <text:p>M IF 13/19</text:p>
          </table:table-cell>
          <table:table-cell office:value-type="string">
            <text:p>Redacción del pliego técnico para la contratación del suministro de luminarias con instalación en la zona de Carolinas y Pla del Bon Repós</text:p>
          </table:table-cell>
          <table:table-cell office:value-type="string">
            <text:p>24-JUL-2019</text:p>
          </table:table-cell>
          <table:table-cell office:value-type="string">
            <text:p>5.700 €</text:p>
          </table:table-cell>
          <table:table-cell office:value-type="string">
            <text:p>6.897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949268</text:p>
          </table:table-cell>
          <table:table-cell table:style-name="ce5" office:value-type="string">
            <text:p>ZENITAL DISEÑO Y CONSTRUCCION, S.L.</text:p>
          </table:table-cell>
          <table:table-cell table:style-name="ce5" office:value-type="string">
            <text:p>M IF 14/19</text:p>
          </table:table-cell>
          <table:table-cell table:style-name="ce5" office:value-type="string">
            <text:p>Redacción del pliego técnico para el suministro con instalación de luminarias en la zona de Florida y Ciudad de Asís</text:p>
          </table:table-cell>
          <table:table-cell table:style-name="ce10" office:value-type="string">
            <text:p>24-JUL-2019</text:p>
          </table:table-cell>
          <table:table-cell table:style-name="ce10" office:value-type="string">
            <text:p>5.700 €</text:p>
          </table:table-cell>
          <table:table-cell table:style-name="ce10" office:value-type="string">
            <text:p>6.897 €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18/10/2019</text:date>, <text:time>09:47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3" meta:object-count="0"/>
    <meta:generator>OpenOffice/4.1.1$Win32 OpenOffice.org_project/411m6$Build-9775</meta:generator>
  </office:meta>
</office:document-meta>
</file>